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<text:s text:c="4"/>&lt;!-- Required meta tags --&gt;</text:p>
      <text:p text:style-name="Standard"><text:s text:c="4"/>&lt;meta charset="utf-8"&gt;</text:p>
      <text:p text:style-name="Standard"><text:s text:c="4"/>&lt;meta name="viewport" content="width=device-width, initial-scale=1, shrink-to-fit=no"&gt;</text:p>
      <text:p text:style-name="Standard"><text:s text:c="4"/>&lt;title&gt;Block List | Aishalaya&lt;/title&gt;</text:p>
      <text:p text:style-name="Standard"><text:s text:c="4"/>&lt;link rel="shortcut icon" href="../../assets/images/aishLogo.ico" /&gt;</text:p>
      <text:p text:style-name="Standard"/>
      <text:p text:style-name="Standard"><text:s text:c="4"/>&lt;!-- plugins:css --&gt;</text:p>
      <text:p text:style-name="Standard"><text:s text:c="4"/>&lt;link rel="stylesheet" href="../../assets/vendors/mdi/css/materialdesignicons.min.css"&gt;</text:p>
      <text:p text:style-name="Standard"><text:s text:c="4"/>&lt;link rel="stylesheet" href="../../assets/vendors/css/vendor.bundle.base.css"&gt;</text:p>
      <text:p text:style-name="Standard"><text:s text:c="4"/>&lt;!-- endinject --&gt;</text:p>
      <text:p text:style-name="Standard"><text:s text:c="4"/>&lt;!-- Plugin css for this page --&gt;</text:p>
      <text:p text:style-name="Standard"><text:s text:c="4"/>&lt;!-- End Plugin css for this page --&gt;</text:p>
      <text:p text:style-name="Standard"><text:s text:c="4"/>&lt;!-- inject:css --&gt;</text:p>
      <text:p text:style-name="Standard"><text:s text:c="4"/>&lt;!-- endinject --&gt;</text:p>
      <text:p text:style-name="Standard"><text:s text:c="4"/>&lt;!-- Layout styles --&gt;</text:p>
      <text:p text:style-name="Standard"><text:s text:c="4"/>&lt;link rel="stylesheet" href="../../assets/css/style.css"&gt;</text:p>
      <text:p text:style-name="Standard"><text:s text:c="4"/>&lt;!-- End layout styles --&gt;</text:p>
      <text:p text:style-name="Standard"/>
      <text:p text:style-name="Standard"><text:s text:c="4"/>&lt;link rel="stylesheet" href="https://cdn.datatables.net/1.11.5/css/jquery.dataTables.min.css"&gt;</text:p>
      <text:p text:style-name="Standard"><text:s text:c="4"/>&lt;!--&lt;link rel="stylesheet" href="https://stackpath.bootstrapcdn.com/bootstrap/4.3.1/css/bootstrap.min.css"&gt;--&gt;</text:p>
      <text:p text:style-name="Standard"><text:s text:c="4"/>&lt;script src="https://code.jquery.com/jquery-3.6.0.min.js"&gt;&lt;/script&gt;</text:p>
      <text:p text:style-name="Standard"><text:s text:c="4"/>&lt;script src="https://stackpath.bootstrapcdn.com/bootstrap/4.3.1/js/bootstrap.min.js"&gt;&lt;/script&gt;</text:p>
      <text:p text:style-name="Standard"><text:s text:c="4"/>&lt;!--&lt;script src="https://cdn.datatables.net/1.11.5/js/jquery.dataTables.min.js"&gt;&lt;/script&gt;--&gt;</text:p>
      <text:p text:style-name="Standard"><text:s text:c="4"/>&lt;!--&lt;script src="https://cdnjs.cloudflare.com/ajax/libs/jquery-cookie/1.4.1/jquery.cookie.min.js"&gt;&lt;/script&gt;--&gt;</text:p>
      <text:p text:style-name="Standard"><text:s text:c="4"/>&lt;!--&lt;script src="https://ajax.googleapis.com/ajax/libs/jquery/3.5.1/jquery.min.js"&gt;&lt;/script&gt;--&gt;</text:p>
      <text:p text:style-name="Standard"><text:s text:c="4"/>&lt;style&gt;</text:p>
      <text:p text:style-name="Standard"><text:s text:c="8"/>/* Adjust the modal size */</text:p>
      <text:p text:style-name="Standard"><text:s text:c="8"/>.modal-dialog {</text:p>
      <text:p text:style-name="Standard"><text:s text:c="12"/>max-width: 1400px;</text:p>
      <text:p text:style-name="Standard"><text:s text:c="12"/>/* Set your desired maximum width */</text:p>
      <text:p text:style-name="Standard"><text:s text:c="8"/>}</text:p>
      <text:p text:style-name="Standard"/>
      <text:p text:style-name="Standard"><text:s text:c="8"/>/* Adjust the form size */</text:p>
      <text:p text:style-name="Standard"><text:s text:c="8"/>.form-sample {</text:p>
      <text:p text:style-name="Standard"><text:s text:c="12"/>max-width: 100%;</text:p>
      <text:p text:style-name="Standard"><text:s text:c="12"/>/* Set your desired maximum width */</text:p>
      <text:p text:style-name="Standard"><text:s text:c="8"/>}</text:p>
      <text:p text:style-name="Standard"/>
      <text:p text:style-name="Standard"><text:s text:c="8"/>@media (min-width: 576px) {</text:p>
      <text:p text:style-name="Standard"><text:s text:c="12"/>.col-sm-9 {</text:p>
      <text:p text:style-name="Standard"><text:s text:c="16"/>-webkit-box-flex: 0;</text:p>
      <text:p text:style-name="Standard"><text:s text:c="16"/>-ms-flex: 0 0 auto;</text:p>
      <text:p text:style-name="Standard"><text:s text:c="16"/>flex: 0 0 auto;</text:p>
      <text:p text:style-name="Standard"><text:s text:c="16"/>width: 60% !important;</text:p>
      <text:p text:style-name="Standard"><text:s text:c="12"/>}</text:p>
      <text:p text:style-name="Standard"><text:s text:c="8"/>}</text:p>
      <text:p text:style-name="Standard"><text:soft-page-break/><text:s text:c="4"/>&lt;/style&gt;</text:p>
      <text:p text:style-name="Standard">&lt;/head&gt;</text:p>
      <text:p text:style-name="Standard"/>
      <text:p text:style-name="Standard">&lt;body&gt;</text:p>
      <text:p text:style-name="Standard"><text:s text:c="4"/>&lt;div class="container-scroller"&gt;</text:p>
      <text:p text:style-name="Standard"><text:s text:c="8"/>&lt;!-- partial:../../partials/_navbar.html --&gt;</text:p>
      <text:p text:style-name="Standard"><text:s text:c="8"/>&lt;nav class="navbar default-layout-navbar col-lg-12 col-12 p-0 fixed-top d-flex flex-row"&gt;</text:p>
      <text:p text:style-name="Standard"><text:s text:c="12"/>&lt;div class="text-center navbar-brand-wrapper d-flex align-items-center justify-content-center"&gt;</text:p>
      <text:p text:style-name="Standard"><text:s text:c="16"/>&lt;a class="navbar-brand brand-logo" href="../../index.html"&gt;&lt;img src="../../assets/images/logo.png"</text:p>
      <text:p text:style-name="Standard"><text:s text:c="24"/>alt="logo" style="height: 100%;" /&gt;&lt;/a&gt;</text:p>
      <text:p text:style-name="Standard"><text:s text:c="16"/>&lt;a class="navbar-brand brand-logo-mini" href="../../index.html"&gt;&lt;img src="../../assets/images/logo.png"</text:p>
      <text:p text:style-name="Standard"><text:s text:c="24"/>alt="logo" style="height: 100%;" /&gt;&lt;/a&gt;</text:p>
      <text:p text:style-name="Standard"><text:s text:c="12"/>&lt;/div&gt;</text:p>
      <text:p text:style-name="Standard"><text:s text:c="12"/>&lt;div class="navbar-menu-wrapper d-flex align-items-stretch"&gt;</text:p>
      <text:p text:style-name="Standard"><text:s text:c="16"/>&lt;button class="navbar-toggler navbar-toggler align-self-center" type="button" data-toggle="minimize"&gt;</text:p>
      <text:p text:style-name="Standard"><text:s text:c="20"/>&lt;span class="mdi mdi-menu"&gt;&lt;/span&gt;</text:p>
      <text:p text:style-name="Standard"><text:s text:c="16"/>&lt;/button&gt;</text:p>
      <text:p text:style-name="Standard"><text:s text:c="16"/>&lt;ul class="navbar-nav navbar-nav-right"&gt;</text:p>
      <text:p text:style-name="Standard"><text:s text:c="20"/>&lt;li class="nav-item d-none d-lg-block full-screen-link"&gt;</text:p>
      <text:p text:style-name="Standard"><text:s text:c="24"/>&lt;a class="nav-link"&gt;</text:p>
      <text:p text:style-name="Standard"><text:s text:c="28"/>&lt;i class="mdi mdi-fullscreen" id="fullscreen-button"&gt;&lt;/i&gt;</text:p>
      <text:p text:style-name="Standard"><text:s text:c="24"/>&lt;/a&gt;</text:p>
      <text:p text:style-name="Standard"><text:s text:c="20"/>&lt;/li&gt;</text:p>
      <text:p text:style-name="Standard"><text:s text:c="20"/>&lt;li class="nav-item nav-logout d-none d-lg-block"&gt;</text:p>
      <text:p text:style-name="Standard"><text:s text:c="24"/>&lt;a class="nav-link" onclick="logout()"&gt;</text:p>
      <text:p text:style-name="Standard"><text:s text:c="28"/>&lt;i class="mdi mdi-power"&gt;&lt;/i&gt;</text:p>
      <text:p text:style-name="Standard"><text:s text:c="24"/>&lt;/a&gt;</text:p>
      <text:p text:style-name="Standard"><text:s text:c="20"/>&lt;/li&gt;</text:p>
      <text:p text:style-name="Standard"><text:s text:c="16"/>&lt;/ul&gt;</text:p>
      <text:p text:style-name="Standard"><text:s text:c="16"/>&lt;button class="navbar-toggler navbar-toggler-right d-lg-none align-self-center" type="button"</text:p>
      <text:p text:style-name="Standard"><text:s text:c="20"/>data-toggle="offcanvas"&gt;</text:p>
      <text:p text:style-name="Standard"><text:s text:c="20"/>&lt;span class="mdi mdi-menu"&gt;&lt;/span&gt;</text:p>
      <text:p text:style-name="Standard"><text:s text:c="16"/>&lt;/button&gt;</text:p>
      <text:p text:style-name="Standard"><text:s text:c="12"/>&lt;/div&gt;</text:p>
      <text:p text:style-name="Standard"><text:s text:c="8"/>&lt;/nav&gt;</text:p>
      <text:p text:style-name="Standard"><text:s text:c="8"/>&lt;!-- partial --&gt;</text:p>
      <text:p text:style-name="Standard"><text:s text:c="8"/>&lt;div class="container-fluid page-body-wrapper"&gt;</text:p>
      <text:p text:style-name="Standard"><text:s text:c="12"/>&lt;div id="includeHtml"&gt;&lt;/div&gt;</text:p>
      <text:p text:style-name="Standard"/>
      <text:p text:style-name="Standard"/>
      <text:p text:style-name="Standard"><text:s text:c="12"/>&lt;!-- Company Form--&gt;</text:p>
      <text:p text:style-name="Standard"><text:s text:c="12"/>&lt;div class="modal fade" id="companyModal" tabindex="-1" role="dialog" aria-labelledby="companyModalLabel"</text:p>
      <text:p text:style-name="Standard"><text:s text:c="16"/>aria-hidden="true"&gt;</text:p>
      <text:p text:style-name="Standard"><text:s text:c="16"/>&lt;div class="modal-dialog" role="document"&gt;</text:p>
      <text:p text:style-name="Standard"><text:s text:c="20"/>&lt;div class="modal-content"&gt;</text:p>
      <text:p text:style-name="Standard"><text:s text:c="24"/>&lt;div class="modal-header"&gt;</text:p>
      <text:p text:style-name="Standard"><text:soft-page-break/><text:s text:c="28"/>&lt;h5 class="modal-title" id="companyModalLabel"&gt;Block Details&lt;/h5&gt;</text:p>
      <text:p text:style-name="Standard"><text:s text:c="28"/>&lt;button type="button" class="close" data-dismiss="modal" aria-label="Close"</text:p>
      <text:p text:style-name="Standard"><text:s text:c="32"/>onclick="closeForm()"&gt;</text:p>
      <text:p text:style-name="Standard"><text:s text:c="32"/>&lt;span aria-hidden="true"&gt;&amp;times;&lt;/span&gt;</text:p>
      <text:p text:style-name="Standard"><text:s text:c="28"/>&lt;/button&gt;</text:p>
      <text:p text:style-name="Standard"><text:s text:c="24"/>&lt;/div&gt;</text:p>
      <text:p text:style-name="Standard"/>
      <text:p text:style-name="Standard"><text:s text:c="24"/>&lt;div class="modal-body"&gt;</text:p>
      <text:p text:style-name="Standard"><text:s text:c="28"/>&lt;div class="row"&gt;</text:p>
      <text:p text:style-name="Standard"><text:s text:c="32"/>&lt;div class="col-5 offset-md-1 grid-margin stretch-card"&gt;</text:p>
      <text:p text:style-name="Standard"><text:s text:c="36"/>&lt;div class="card"&gt;</text:p>
      <text:p text:style-name="Standard"><text:s text:c="40"/>&lt;div class="card-body"&gt;</text:p>
      <text:p text:style-name="Standard"><text:s text:c="44"/>&lt;h4 class="card-title"&gt;CUSTOMER DETAILS :&lt;/h4&gt;</text:p>
      <text:p text:style-name="Standard"/>
      <text:p text:style-name="Standard"><text:s text:c="44"/>&lt;form id="customerForm" class="forms-sample"&gt;</text:p>
      <text:p text:style-name="Standard"><text:s text:c="48"/>&lt;div class="form-group row"&gt;</text:p>
      <text:p text:style-name="Standard"><text:s text:c="52"/>&lt;label for="customerName" class="col-sm-4 col-form-label"</text:p>
      <text:p text:style-name="Standard"><text:s text:c="56"/>style="margin-top: 30px;"&gt;Name&lt;/label&gt;</text:p>
      <text:p text:style-name="Standard"><text:s text:c="52"/>&lt;div class="col-sm-9"&gt;</text:p>
      <text:p text:style-name="Standard"><text:s text:c="56"/>&lt;input type="text" class="form-control" id="customerName"</text:p>
      <text:p text:style-name="Standard"><text:s text:c="60"/>placeholder="Name" style="margin-top: 30px;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mobileNumber" class="col-sm-4 col-form-label"&gt;Mobile</text:p>
      <text:p text:style-name="Standard"><text:s text:c="56"/>Number&lt;/label&gt;</text:p>
      <text:p text:style-name="Standard"><text:s text:c="52"/>&lt;div class="col-sm-9"&gt;</text:p>
      <text:p text:style-name="Standard"><text:s text:c="56"/>&lt;input type="text" class="form-control" id="mobileNumber"</text:p>
      <text:p text:style-name="Standard"><text:s text:c="60"/>placeholder="mobileNumber"&gt;</text:p>
      <text:p text:style-name="Standard"><text:s text:c="52"/>&lt;/div&gt;</text:p>
      <text:p text:style-name="Standard"><text:s text:c="48"/>&lt;/div&gt;</text:p>
      <text:p text:style-name="Standard"/>
      <text:p text:style-name="Standard"><text:s text:c="48"/>&lt;div class="form-group row"&gt;</text:p>
      <text:p text:style-name="Standard"><text:s text:c="52"/>&lt;label for="employeeType"</text:p>
      <text:p text:style-name="Standard"><text:s text:c="56"/>class="col-sm-4 col-form-label"&gt;Occupation&lt;/label&gt;</text:p>
      <text:p text:style-name="Standard"><text:s text:c="52"/>&lt;div class="col-sm-9"&gt;</text:p>
      <text:p text:style-name="Standard"><text:s text:c="56"/>&lt;input type="text" class="form-control" id="employeeType"</text:p>
      <text:p text:style-name="Standard"><text:s text:c="60"/>placeholder="occupation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workPlace" class="col-sm-4 col-form-label"&gt;Work</text:p>
      <text:p text:style-name="Standard"><text:s text:c="56"/>Place&lt;/label&gt;</text:p>
      <text:p text:style-name="Standard"><text:s text:c="52"/>&lt;div class="col-sm-9"&gt;</text:p>
      <text:p text:style-name="Standard"><text:s text:c="56"/>&lt;input type="workPlace" class="form-control" id="workPlace"</text:p>
      <text:p text:style-name="Standard"><text:s text:c="60"/>placeholder="workPlace"&gt;</text:p>
      <text:p text:style-name="Standard"><text:s text:c="52"/>&lt;/div&gt;</text:p>
      <text:p text:style-name="Standard"><text:s text:c="48"/>&lt;/div&gt;</text:p>
      <text:p text:style-name="Standard"/>
      <text:p text:style-name="Standard"/>
      <text:p text:style-name="Standard"><text:s text:c="48"/>&lt;div class="form-group row"&gt;</text:p>
      <text:p text:style-name="Standard"><text:soft-page-break/><text:s text:c="52"/>&lt;label for="address" class="col-sm-4 col-form-label"&gt;Address</text:p>
      <text:p text:style-name="Standard"><text:s text:c="56"/>:&lt;/label&gt;</text:p>
      <text:p text:style-name="Standard"><text:s text:c="52"/>&lt;div class="col-sm-9"&gt;</text:p>
      <text:p text:style-name="Standard"><text:s text:c="56"/>&lt;textarea class="form-control" id="address" rows="3"</text:p>
      <text:p text:style-name="Standard"><text:s text:c="60"/>placeholder="address" style="width: 99%;"&gt;&lt;/textarea&gt;</text:p>
      <text:p text:style-name="Standard"><text:s text:c="52"/>&lt;/div&gt;</text:p>
      <text:p text:style-name="Standard"/>
      <text:p text:style-name="Standard"><text:s text:c="48"/>&lt;/div&gt;</text:p>
      <text:p text:style-name="Standard"><text:s text:c="48"/>&lt;div class="form-group row"&gt;</text:p>
      <text:p text:style-name="Standard"><text:s text:c="52"/>&lt;label for="email" class="col-sm-4 col-form-label"&gt;Email</text:p>
      <text:p text:style-name="Standard"><text:s text:c="56"/>:&lt;/label&gt;</text:p>
      <text:p text:style-name="Standard"><text:s text:c="52"/>&lt;div class="col-sm-8 input-group" d-flex&gt;</text:p>
      <text:p text:style-name="Standard"><text:s text:c="56"/>&lt;input type="email" class="form-control" id="email"</text:p>
      <text:p text:style-name="Standard"><text:s text:c="60"/>placeholder="email"&gt;</text:p>
      <text:p text:style-name="Standard"><text:s text:c="56"/>&lt;div class="input-group-append"&gt;</text:p>
      <text:p text:style-name="Standard"><text:s text:c="60"/>&lt;a href="mailto:recipient@example.com?subject=Subject%20Here&amp;body=Body%20of%20the%20email"</text:p>
      <text:p text:style-name="Standard"><text:s text:c="64"/>class="btn btn-primary"&gt;Compose&lt;/a&gt;</text:p>
      <text:p text:style-name="Standard"><text:s text:c="56"/>&lt;/div&gt;</text:p>
      <text:p text:style-name="Standard"><text:s text:c="52"/>&lt;/div&gt;</text:p>
      <text:p text:style-name="Standard"><text:s text:c="48"/>&lt;/div&gt;</text:p>
      <text:p text:style-name="Standard"/>
      <text:p text:style-name="Standard"><text:s text:c="44"/>&lt;/form&gt;</text:p>
      <text:p text:style-name="Standard"><text:s text:c="40"/>&lt;/div&gt;</text:p>
      <text:p text:style-name="Standard"><text:s text:c="36"/>&lt;/div&gt;</text:p>
      <text:p text:style-name="Standard"><text:s text:c="32"/>&lt;/div&gt;</text:p>
      <text:p text:style-name="Standard"><text:s text:c="32"/>&lt;div class="col-md-5 <text:s/>grid-margin stretch-card"&gt;</text:p>
      <text:p text:style-name="Standard"><text:s text:c="36"/>&lt;div class="card"&gt;</text:p>
      <text:p text:style-name="Standard"><text:s text:c="40"/>&lt;div class="card-body"&gt;</text:p>
      <text:p text:style-name="Standard"><text:s text:c="44"/>&lt;h4 class="card-title"&gt;VISIT DETAILS :&lt;/h4&gt;</text:p>
      <text:p text:style-name="Standard"/>
      <text:p text:style-name="Standard"/>
      <text:p text:style-name="Standard"><text:s text:c="44"/>&lt;form id="companyForm" class="forms-sample"&gt;</text:p>
      <text:p text:style-name="Standard"><text:s text:c="48"/>&lt;div class="form-group row"&gt;</text:p>
      <text:p text:style-name="Standard"><text:s text:c="52"/>&lt;label for="cab" class="col-sm-4 col-form-label"</text:p>
      <text:p text:style-name="Standard"><text:s text:c="56"/>style="margin-top: 30px;"&gt;Cab&lt;/label&gt;</text:p>
      <text:p text:style-name="Standard"><text:s text:c="52"/>&lt;div class="col-sm-9"&gt;</text:p>
      <text:p text:style-name="Standard"><text:s text:c="56"/>&lt;input type="text" class="form-control" id="cab"</text:p>
      <text:p text:style-name="Standard"><text:s text:c="60"/>placeholder="cab" name="cab" style="margin-top: 30px;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driver" class="col-sm-4 col-form-label"&gt;Driver&lt;/label&gt;</text:p>
      <text:p text:style-name="Standard"><text:s text:c="52"/>&lt;div class="col-sm-9"&gt;</text:p>
      <text:p text:style-name="Standard"><text:s text:c="56"/>&lt;input type="text" class="form-control" id="driver"</text:p>
      <text:p text:style-name="Standard"><text:s text:c="60"/>placeholder="Driver" name="driver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startingKms" class="col-sm-4 col-form-label"&gt;Starting</text:p>
      <text:p text:style-name="Standard"><text:s text:c="56"/>Kms&lt;/label&gt;</text:p>
      <text:p text:style-name="Standard"><text:soft-page-break/><text:s text:c="52"/>&lt;div class="col-sm-9"&gt;</text:p>
      <text:p text:style-name="Standard"><text:s text:c="56"/>&lt;input type="text" class="form-control" id="startingKms"</text:p>
      <text:p text:style-name="Standard"><text:s text:c="60"/>placeholder="startingKms" name="startingKms"&gt;</text:p>
      <text:p text:style-name="Standard"><text:s text:c="52"/>&lt;/div&gt;</text:p>
      <text:p text:style-name="Standard"><text:s text:c="48"/>&lt;/div&gt;</text:p>
      <text:p text:style-name="Standard"/>
      <text:p text:style-name="Standard"><text:s text:c="48"/>&lt;div class="form-group row"&gt;</text:p>
      <text:p text:style-name="Standard"><text:s text:c="52"/>&lt;label for="endKms" class="col-sm-4 col-form-label"&gt;Ending</text:p>
      <text:p text:style-name="Standard"><text:s text:c="56"/>Kms&lt;/label&gt;</text:p>
      <text:p text:style-name="Standard"><text:s text:c="52"/>&lt;div class="col-sm-9"&gt;</text:p>
      <text:p text:style-name="Standard"><text:s text:c="56"/>&lt;input type="text" class="form-control" id="endKms"</text:p>
      <text:p text:style-name="Standard"><text:s text:c="60"/>placeholder="endKms" name="endKms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employeeNotes" class="col-sm-4 col-form-label"&gt;Employee</text:p>
      <text:p text:style-name="Standard"><text:s text:c="56"/>Notes&lt;/label&gt;</text:p>
      <text:p text:style-name="Standard"/>
      <text:p text:style-name="Standard"><text:s text:c="52"/>&lt;div class="col-sm-9"&gt;</text:p>
      <text:p text:style-name="Standard"><text:s text:c="56"/>&lt;textarea class="form-control" id="employeeNotes" rows="3"</text:p>
      <text:p text:style-name="Standard"><text:s text:c="60"/>placeholder="employeeNotes" style="width: 99%;"</text:p>
      <text:p text:style-name="Standard"><text:s text:c="60"/>name="employeeNotes"&gt;&lt;/textarea&gt;</text:p>
      <text:p text:style-name="Standard"><text:s text:c="52"/>&lt;/div&gt;</text:p>
      <text:p text:style-name="Standard"/>
      <text:p text:style-name="Standard"><text:s text:c="48"/>&lt;/div&gt;</text:p>
      <text:p text:style-name="Standard"><text:s text:c="44"/>&lt;/form&gt;</text:p>
      <text:p text:style-name="Standard"><text:s text:c="40"/>&lt;/div&gt;</text:p>
      <text:p text:style-name="Standard"><text:s text:c="36"/>&lt;/div&gt;</text:p>
      <text:p text:style-name="Standard"><text:s text:c="32"/>&lt;/div&gt;</text:p>
      <text:p text:style-name="Standard"/>
      <text:p text:style-name="Standard"/>
      <text:p text:style-name="Standard"><text:s text:c="28"/>&lt;/div&gt;</text:p>
      <text:p text:style-name="Standard"/>
      <text:p text:style-name="Standard"><text:s text:c="28"/>&lt;!-- Company Form --&gt;</text:p>
      <text:p text:style-name="Standard"><text:s text:c="28"/>&lt;div class="row"&gt;</text:p>
      <text:p text:style-name="Standard"><text:s text:c="32"/>&lt;div class="col-md-5 offset-md-1 grid-margin stretch-card"&gt;</text:p>
      <text:p text:style-name="Standard"><text:s text:c="36"/>&lt;div class="card"&gt;</text:p>
      <text:p text:style-name="Standard"><text:s text:c="40"/>&lt;div class="card-body"&gt;</text:p>
      <text:p text:style-name="Standard"><text:s text:c="44"/>&lt;h4 class="card-title"&gt;EMPLOYEE DETAILS :&lt;/h4&gt;</text:p>
      <text:p text:style-name="Standard"/>
      <text:p text:style-name="Standard"><text:s text:c="44"/>&lt;form class="forms-sample"&gt;</text:p>
      <text:p text:style-name="Standard"><text:s text:c="48"/>&lt;div class="form-group row"&gt;</text:p>
      <text:p text:style-name="Standard"><text:s text:c="52"/>&lt;label for="employeeName" class="col-sm-4 col-form-label"</text:p>
      <text:p text:style-name="Standard"><text:s text:c="56"/>style="margin-top: 30px;"&gt;Employee Name&lt;/label&gt;</text:p>
      <text:p text:style-name="Standard"><text:s text:c="52"/>&lt;div class="col-sm-9"&gt;</text:p>
      <text:p text:style-name="Standard"><text:s text:c="56"/>&lt;input type="text" class="form-control" id="employeeName"</text:p>
      <text:p text:style-name="Standard"><text:s text:c="60"/>placeholder="projectNamecompanyName"</text:p>
      <text:p text:style-name="Standard"><text:s text:c="60"/>style="margin-top: 30px;"&gt;</text:p>
      <text:p text:style-name="Standard"><text:s text:c="52"/>&lt;/div&gt;</text:p>
      <text:p text:style-name="Standard"><text:s text:c="48"/>&lt;/div&gt;</text:p>
      <text:p text:style-name="Standard"/>
      <text:p text:style-name="Standard"><text:soft-page-break/></text:p>
      <text:p text:style-name="Standard"><text:s text:c="48"/>&lt;div class="form-group row"&gt;</text:p>
      <text:p text:style-name="Standard"><text:s text:c="52"/>&lt;label for="alterMobile"</text:p>
      <text:p text:style-name="Standard"><text:s text:c="56"/>class="col-sm-4 col-form-label"&gt;Mobile&lt;/label&gt;</text:p>
      <text:p text:style-name="Standard"><text:s text:c="52"/>&lt;div class="col-sm-9"&gt;</text:p>
      <text:p text:style-name="Standard"><text:s text:c="56"/>&lt;input type="text" class="form-control" id="alterMobile"</text:p>
      <text:p text:style-name="Standard"><text:s text:c="60"/>placeholder="Address"&gt;</text:p>
      <text:p text:style-name="Standard"><text:s text:c="52"/>&lt;/div&gt;</text:p>
      <text:p text:style-name="Standard"><text:s text:c="48"/>&lt;/div&gt;</text:p>
      <text:p text:style-name="Standard"/>
      <text:p text:style-name="Standard"><text:s text:c="48"/>&lt;div class="form-group row"&gt;</text:p>
      <text:p text:style-name="Standard"><text:s text:c="52"/>&lt;label for="createdBy" class="col-sm-4 col-form-label"&gt;Created</text:p>
      <text:p text:style-name="Standard"><text:s text:c="56"/>By&lt;/label&gt;</text:p>
      <text:p text:style-name="Standard"><text:s text:c="52"/>&lt;div class="col-sm-9"&gt;</text:p>
      <text:p text:style-name="Standard"><text:s text:c="56"/>&lt;input type="text" class="form-control" id="createdBy"</text:p>
      <text:p text:style-name="Standard"><text:s text:c="60"/>placeholder="Password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prefLocation"</text:p>
      <text:p text:style-name="Standard"><text:s text:c="56"/>class="col-sm-4 col-form-label"&gt;Location&lt;/label&gt;</text:p>
      <text:p text:style-name="Standard"><text:s text:c="52"/>&lt;div class="col-sm-9"&gt;</text:p>
      <text:p text:style-name="Standard"><text:s text:c="56"/>&lt;input type="text" class="form-control" id="prefLocation"</text:p>
      <text:p text:style-name="Standard"><text:s text:c="60"/>placeholder="launchDate"&gt;</text:p>
      <text:p text:style-name="Standard"><text:s text:c="52"/>&lt;/div&gt;</text:p>
      <text:p text:style-name="Standard"><text:s text:c="48"/>&lt;/div&gt;</text:p>
      <text:p text:style-name="Standard"><text:s text:c="48"/>&lt;div class="form-group row"&gt;</text:p>
      <text:p text:style-name="Standard"><text:s text:c="52"/>&lt;label for="employeeEmail" class="col-sm-4 col-form-label"&gt;Email</text:p>
      <text:p text:style-name="Standard"><text:s text:c="56"/>:&lt;/label&gt;</text:p>
      <text:p text:style-name="Standard"><text:s text:c="52"/>&lt;div class="col-sm-8 input-group" d-flex&gt;</text:p>
      <text:p text:style-name="Standard"><text:s text:c="56"/>&lt;input type="email" class="form-control" id="employeeEmail"</text:p>
      <text:p text:style-name="Standard"><text:s text:c="60"/>placeholder="email" style="width: 10%;"&gt;</text:p>
      <text:p text:style-name="Standard"><text:s text:c="56"/>&lt;div class="input-group-append"&gt;</text:p>
      <text:p text:style-name="Standard"><text:s text:c="60"/>&lt;a href="mailto:recipient@example.com?subject=Subject%20Here&amp;body=Body%20of%20the%20email"</text:p>
      <text:p text:style-name="Standard"><text:s text:c="64"/>class="btn btn-primary"&gt;Compose&lt;/a&gt;</text:p>
      <text:p text:style-name="Standard"><text:s text:c="56"/>&lt;/div&gt;</text:p>
      <text:p text:style-name="Standard"><text:s text:c="52"/>&lt;/div&gt;</text:p>
      <text:p text:style-name="Standard"><text:s text:c="48"/>&lt;/div&gt;</text:p>
      <text:p text:style-name="Standard"><text:s text:c="44"/>&lt;/form&gt;</text:p>
      <text:p text:style-name="Standard"><text:s text:c="40"/>&lt;/div&gt;</text:p>
      <text:p text:style-name="Standard"><text:s text:c="36"/>&lt;/div&gt;</text:p>
      <text:p text:style-name="Standard"><text:s text:c="32"/>&lt;/div&gt;</text:p>
      <text:p text:style-name="Standard"/>
      <text:p text:style-name="Standard"><text:s text:c="28"/>&lt;/div&gt;</text:p>
      <text:p text:style-name="Standard"/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div&gt; &lt;!-- partial --&gt;</text:p>
      <text:p text:style-name="Standard"><text:s text:c="12"/>&lt;div class="main-panel"&gt;</text:p>
      <text:p text:style-name="Standard"><text:soft-page-break/><text:s text:c="16"/>&lt;div class="content-wrapper"&gt;</text:p>
      <text:p text:style-name="Standard"><text:s text:c="20"/>&lt;h3 class="page-title"&gt;Block LIST &lt;/h3&gt;&lt;br /&gt;</text:p>
      <text:p text:style-name="Standard"/>
      <text:p text:style-name="Standard"><text:s text:c="20"/>&lt;div class="page-header"&gt;</text:p>
      <text:p text:style-name="Standard"><text:s text:c="24"/>&lt;!--&lt;h3 class="page-title"&gt;Site Visit List&lt;/h3&gt;&lt;br/&gt;--&gt;</text:p>
      <text:p text:style-name="Standard"/>
      <text:p text:style-name="Standard"><text:s text:c="24"/>&lt;nav aria-label="breadcrumb"&gt;</text:p>
      <text:p text:style-name="Standard"><text:s text:c="28"/>&lt;ol class="breadcrumb"&gt;</text:p>
      <text:p text:style-name="Standard"><text:s text:c="32"/>&lt;div&gt;</text:p>
      <text:p text:style-name="Standard"/>
      <text:p text:style-name="Standard"><text:s text:c="36"/>&lt;a href="blockReleased_list.html" class="btn btn-info btn-sm releaseBlock-btn"</text:p>
      <text:p text:style-name="Standard"><text:s text:c="40"/>id="releaseBlockButton"&gt;Manually Realeased Blocks list&lt;/a&gt;</text:p>
      <text:p text:style-name="Standard"><text:s text:c="36"/>&lt;a href="blockReleasedAutomatically_list.html"</text:p>
      <text:p text:style-name="Standard"><text:s text:c="40"/>class="btn btn-info btn-sm releaseBlock-btn"</text:p>
      <text:p text:style-name="Standard"><text:s text:c="40"/>id="releaseBlockButtonAutomatically"&gt;Automatically Realeased Blocks list&lt;/a&gt;</text:p>
      <text:p text:style-name="Standard"><text:s text:c="32"/>&lt;/div&gt;</text:p>
      <text:p text:style-name="Standard"/>
      <text:p text:style-name="Standard"><text:s text:c="32"/>&lt;button class="btn btn-info btn-sm filter-btn" id="filterButton"&gt;Filter&lt;/button&gt;</text:p>
      <text:p text:style-name="Standard"><text:s text:c="32"/>&lt;div id="filterFields" style="display: none;"&gt;</text:p>
      <text:p text:style-name="Standard"/>
      <text:p text:style-name="Standard"><text:s text:c="36"/>&lt;div class="row"&gt;</text:p>
      <text:p text:style-name="Standard"><text:s text:c="40"/>&lt;div class="col"&gt;</text:p>
      <text:p text:style-name="Standard"><text:s text:c="44"/>&lt;input type="date" class="form-control custom-input" aria-label="From Date"</text:p>
      <text:p text:style-name="Standard"><text:s text:c="48"/>id="fromDate"&gt;</text:p>
      <text:p text:style-name="Standard"><text:s text:c="40"/>&lt;/div&gt;</text:p>
      <text:p text:style-name="Standard"><text:s text:c="40"/>&lt;div class="col"&gt;</text:p>
      <text:p text:style-name="Standard"><text:s text:c="44"/>&lt;input type="date" class="form-control custom-input" aria-label="To Date"</text:p>
      <text:p text:style-name="Standard"><text:s text:c="48"/>id="toDate" placeholder="To"&gt;</text:p>
      <text:p text:style-name="Standard"><text:s text:c="40"/>&lt;/div&gt;</text:p>
      <text:p text:style-name="Standard"><text:s text:c="40"/>&lt;div class="col"&gt;</text:p>
      <text:p text:style-name="Standard"><text:s text:c="44"/>&lt;input type="text" class="form-control custom-input" aria-label="mobile"</text:p>
      <text:p text:style-name="Standard"><text:s text:c="48"/>id="mobile" placeholder="Mobile No"&gt;</text:p>
      <text:p text:style-name="Standard"><text:s text:c="40"/>&lt;/div&gt;</text:p>
      <text:p text:style-name="Standard"><text:s text:c="36"/>&lt;/div&gt;</text:p>
      <text:p text:style-name="Standard"><text:s text:c="36"/>&lt;div class="row"&gt;</text:p>
      <text:p text:style-name="Standard"><text:s text:c="40"/>&lt;div class="col"&gt;</text:p>
      <text:p text:style-name="Standard"><text:s text:c="44"/>&lt;input type="text" class="form-control custom-input"</text:p>
      <text:p text:style-name="Standard"><text:s text:c="48"/>aria-label="filtercustomerNames" id="filtercustomerNames"</text:p>
      <text:p text:style-name="Standard"><text:s text:c="48"/>placeholder="customerNames"&gt;</text:p>
      <text:p text:style-name="Standard"><text:s text:c="40"/>&lt;/div&gt;</text:p>
      <text:p text:style-name="Standard"><text:s text:c="40"/>&lt;div class="col"&gt;</text:p>
      <text:p text:style-name="Standard"><text:s text:c="44"/>&lt;input type="text" class="form-control custom-input"</text:p>
      <text:p text:style-name="Standard"><text:s text:c="48"/>aria-label="filterEmployeeNames" id="filterEmployeeNames"</text:p>
      <text:p text:style-name="Standard"><text:s text:c="48"/>placeholder="EmployeeName"&gt;</text:p>
      <text:p text:style-name="Standard"><text:s text:c="40"/>&lt;/div&gt;</text:p>
      <text:p text:style-name="Standard"><text:s text:c="40"/>&lt;!-- <text:s text:c="2"/>&lt;div class="col"&gt;</text:p>
      <text:p text:style-name="Standard"><text:soft-page-break/><text:s text:c="44"/>&lt;input type="text" class="form-control" aria-label="buyingDurationFilter"</text:p>
      <text:p text:style-name="Standard"><text:s text:c="48"/>id="buyingDurationFilter" placeholder="Buying Duration"&gt;</text:p>
      <text:p text:style-name="Standard"><text:s text:c="40"/>&lt;/div&gt;</text:p>
      <text:p text:style-name="Standard"><text:s text:c="40"/>&lt;div class="col"&gt;</text:p>
      <text:p text:style-name="Standard"><text:s text:c="44"/>&lt;input type="text" class="form-control" aria-label="fundingResourceFilter"</text:p>
      <text:p text:style-name="Standard"><text:s text:c="48"/>id="fundingResourceFilter" placeholder="fundingResourceFilter"&gt;</text:p>
      <text:p text:style-name="Standard"><text:s text:c="40"/>&lt;/div&gt;--&gt;</text:p>
      <text:p text:style-name="Standard"><text:s text:c="40"/>&lt;div class="col"&gt;</text:p>
      <text:p text:style-name="Standard"><text:s text:c="44"/>&lt;input type="text" class="form-control custom-input" placeholder="Search..."</text:p>
      <text:p text:style-name="Standard"><text:s text:c="48"/>aria-label="Search" aria-describedby="search-button" id="searchInput"&gt;</text:p>
      <text:p text:style-name="Standard"><text:s text:c="40"/>&lt;/div&gt;</text:p>
      <text:p text:style-name="Standard"><text:s text:c="36"/>&lt;/div&gt;</text:p>
      <text:p text:style-name="Standard"><text:s text:c="36"/>&lt;div class="row"&gt;</text:p>
      <text:p text:style-name="Standard"><text:s text:c="40"/>&lt;div class="col"&gt;</text:p>
      <text:p text:style-name="Standard"><text:s text:c="44"/>&lt;button class="btn btn-outline-secondary" type="button"</text:p>
      <text:p text:style-name="Standard"><text:s text:c="48"/>id="search-button"&gt;Search&lt;/button&gt;</text:p>
      <text:p text:style-name="Standard"><text:s text:c="40"/>&lt;/div&gt;</text:p>
      <text:p text:style-name="Standard"><text:s text:c="36"/>&lt;/div&gt;</text:p>
      <text:p text:style-name="Standard"><text:s text:c="32"/>&lt;/div&gt;</text:p>
      <text:p text:style-name="Standard"/>
      <text:p text:style-name="Standard"/>
      <text:p text:style-name="Standard"/>
      <text:p text:style-name="Standard"><text:s text:c="28"/>&lt;/ol&gt;</text:p>
      <text:p text:style-name="Standard"/>
      <text:p text:style-name="Standard"><text:s text:c="24"/>&lt;/nav&gt;</text:p>
      <text:p text:style-name="Standard"><text:s text:c="20"/>&lt;/div&gt;</text:p>
      <text:p text:style-name="Standard"><text:s text:c="20"/>&lt;div class="row"&gt;</text:p>
      <text:p text:style-name="Standard"/>
      <text:p text:style-name="Standard"><text:s text:c="24"/>&lt;div class="col-lg-12 grid-margin stretch-card"&gt;</text:p>
      <text:p text:style-name="Standard"><text:s text:c="28"/>&lt;div class="card"&gt;</text:p>
      <text:p text:style-name="Standard"><text:s text:c="32"/>&lt;div class="card-body"&gt;</text:p>
      <text:p text:style-name="Standard"><text:s text:c="36"/>&lt;div class="template-demo"&gt;</text:p>
      <text:p text:style-name="Standard"/>
      <text:p text:style-name="Standard"><text:s text:c="36"/>&lt;/div&gt;</text:p>
      <text:p text:style-name="Standard"><text:s text:c="36"/>&lt;div class="table-responsive"&gt;</text:p>
      <text:p text:style-name="Standard"><text:s text:c="40"/>&lt;table id="dataTable" class="table table-hover"&gt;</text:p>
      <text:p text:style-name="Standard"><text:s text:c="44"/>&lt;thead&gt;</text:p>
      <text:p text:style-name="Standard"><text:s text:c="48"/>&lt;tr&gt;</text:p>
      <text:p text:style-name="Standard"><text:s text:c="52"/>&lt;th&gt;Date&lt;/th&gt;</text:p>
      <text:p text:style-name="Standard"><text:s text:c="52"/>&lt;th&gt;Customer&lt;/th&gt;</text:p>
      <text:p text:style-name="Standard"><text:s text:c="52"/>&lt;th&gt;Phone&lt;/th&gt;</text:p>
      <text:p text:style-name="Standard"><text:s text:c="52"/>&lt;th&gt;Project&lt;/th&gt;</text:p>
      <text:p text:style-name="Standard"><text:s text:c="52"/>&lt;th&gt;Employee&lt;/th&gt;</text:p>
      <text:p text:style-name="Standard"><text:s text:c="52"/>&lt;th&gt;Area&lt;/th&gt;</text:p>
      <text:p text:style-name="Standard"/>
      <text:p text:style-name="Standard"><text:s text:c="52"/>&lt;th&gt;Net Amount&lt;/th&gt;</text:p>
      <text:p text:style-name="Standard"><text:s text:c="52"/>&lt;th&gt;Paid Amount&lt;/th&gt;</text:p>
      <text:p text:style-name="Standard"><text:s text:c="52"/>&lt;th&gt;Actions&lt;/th&gt;</text:p>
      <text:p text:style-name="Standard"><text:soft-page-break/><text:s text:c="52"/>&lt;th&gt;View&lt;/th&gt;</text:p>
      <text:p text:style-name="Standard"><text:s text:c="48"/>&lt;/tr&gt;</text:p>
      <text:p text:style-name="Standard"><text:s text:c="44"/>&lt;/thead&gt;</text:p>
      <text:p text:style-name="Standard"><text:s text:c="44"/>&lt;tbody&gt;</text:p>
      <text:p text:style-name="Standard"><text:s text:c="48"/>&lt;!-- Your table content --&gt;</text:p>
      <text:p text:style-name="Standard"><text:s text:c="44"/>&lt;/tbody&gt;</text:p>
      <text:p text:style-name="Standard"><text:s text:c="40"/>&lt;/table&gt;</text:p>
      <text:p text:style-name="Standard"><text:s text:c="36"/>&lt;/div&gt;</text:p>
      <text:p text:style-name="Standard"><text:s text:c="36"/>&lt;ul id="pagination" class="pagination"&gt;&lt;/ul&gt;</text:p>
      <text:p text:style-name="Standard"><text:s text:c="32"/>&lt;/div&gt;</text:p>
      <text:p text:style-name="Standard"><text:s text:c="28"/>&lt;/div&gt;</text:p>
      <text:p text:style-name="Standard"><text:s text:c="24"/>&lt;/div&gt;</text:p>
      <text:p text:style-name="Standard"/>
      <text:p text:style-name="Standard"/>
      <text:p text:style-name="Standard"/>
      <text:p text:style-name="Standard"><text:s text:c="20"/>&lt;/div&gt;</text:p>
      <text:p text:style-name="Standard"><text:s text:c="16"/>&lt;/div&gt;</text:p>
      <text:p text:style-name="Standard"><text:s text:c="16"/>&lt;!-- content-wrapper ends --&gt;</text:p>
      <text:p text:style-name="Standard"><text:s text:c="16"/>&lt;div id="includeFooder"&gt;&lt;/div&gt;</text:p>
      <text:p text:style-name="Standard"><text:s text:c="12"/>&lt;/div&gt;</text:p>
      <text:p text:style-name="Standard"><text:s text:c="12"/>&lt;!-- main-panel ends --&gt;</text:p>
      <text:p text:style-name="Standard"><text:s text:c="8"/>&lt;/div&gt;</text:p>
      <text:p text:style-name="Standard"><text:s text:c="8"/>&lt;!-- page-body-wrapper ends --&gt;</text:p>
      <text:p text:style-name="Standard"><text:s text:c="4"/>&lt;/div&gt;</text:p>
      <text:p text:style-name="Standard"><text:s text:c="4"/>&lt;!-- container-scroller --&gt;</text:p>
      <text:p text:style-name="Standard"/>
      <text:p text:style-name="Standard"><text:s text:c="4"/>&lt;!-- plugins:js --&gt;</text:p>
      <text:p text:style-name="Standard"><text:s text:c="4"/>&lt;!--&lt;script src="https://ajax.googleapis.com/ajax/libs/jquery/3.5.1/jquery.min.js"&gt;&lt;/script&gt;--&gt;</text:p>
      <text:p text:style-name="Standard"><text:s text:c="4"/>&lt;!-- <text:s/>--&gt;</text:p>
      <text:p text:style-name="Standard"/>
      <text:p text:style-name="Standard"><text:s text:c="4"/>&lt;!-- Your custom JavaScript code here --&gt;</text:p>
      <text:p text:style-name="Standard"/>
      <text:p text:style-name="Standard"><text:s text:c="4"/>&lt;div class="container-fluid page-body-wrapper"&gt;</text:p>
      <text:p text:style-name="Standard"><text:s text:c="8"/>&lt;div id="includeHtml"&gt;&lt;/div&gt;</text:p>
      <text:p text:style-name="Standard"/>
      <text:p text:style-name="Standard"/>
      <text:p text:style-name="Standard"><text:s text:c="8"/>&lt;script&gt;</text:p>
      <text:p text:style-name="Standard"/>
      <text:p text:style-name="Standard"/>
      <text:p text:style-name="Standard"><text:s text:c="12"/>let isContentLoaded = false;</text:p>
      <text:p text:style-name="Standard"/>
      <text:p text:style-name="Standard"><text:s text:c="12"/>document.addEventListener('DOMContentLoaded', async function () {</text:p>
      <text:p text:style-name="Standard"><text:s text:c="16"/>if (isContentLoaded) return; // Prevent multiple executions</text:p>
      <text:p text:style-name="Standard"><text:s text:c="16"/>isContentLoaded = true;</text:p>
      <text:p text:style-name="Standard"/>
      <text:p text:style-name="Standard"><text:s text:c="16"/>try {</text:p>
      <text:p text:style-name="Standard"><text:s text:c="20"/>const accessToken = localStorage.getItem('accessToken');</text:p>
      <text:p text:style-name="Standard"><text:s text:c="20"/>const employeeEmail = localStorage.getItem('employeeEmail');</text:p>
      <text:p text:style-name="Standard"><text:s text:c="20"/>// Fetch employee details to get associated company ID</text:p>
      <text:p text:style-name="Standard"><text:s text:c="20"/>const responseEmployee = await fetch('https://aishalaya.rosemallowtech.com:8080/api/employee/getEmployeeByEmail/' + employeeEmail, {</text:p>
      <text:p text:style-name="Standard"><text:soft-page-break/><text:s text:c="24"/>method: 'GET',</text:p>
      <text:p text:style-name="Standard"><text:s text:c="24"/>headers: {</text:p>
      <text:p text:style-name="Standard"><text:s text:c="28"/>'Authorization': accessToken</text:p>
      <text:p text:style-name="Standard"><text:s text:c="24"/>},</text:p>
      <text:p text:style-name="Standard"><text:s text:c="20"/>});</text:p>
      <text:p text:style-name="Standard"/>
      <text:p text:style-name="Standard"><text:s text:c="20"/>if (!responseEmployee.ok) {</text:p>
      <text:p text:style-name="Standard"><text:s text:c="24"/>throw new Error('Failed to fetch employee details');</text:p>
      <text:p text:style-name="Standard"><text:s text:c="20"/>}</text:p>
      <text:p text:style-name="Standard"/>
      <text:p text:style-name="Standard"><text:s text:c="20"/>const dataEmployee = await responseEmployee.json();</text:p>
      <text:p text:style-name="Standard"/>
      <text:p text:style-name="Standard"><text:s text:c="20"/>// Ensure that the company object and companyId are properly fetched</text:p>
      <text:p text:style-name="Standard"><text:s text:c="20"/>if (!dataEmployee.company || !dataEmployee.company.companyId) {</text:p>
      <text:p text:style-name="Standard"><text:s text:c="24"/>throw new Error('Company ID not found in employee details');</text:p>
      <text:p text:style-name="Standard"><text:s text:c="20"/>}</text:p>
      <text:p text:style-name="Standard"/>
      <text:p text:style-name="Standard"><text:s text:c="20"/>const companyId = dataEmployee.company.companyId;</text:p>
      <text:p text:style-name="Standard"/>
      <text:p text:style-name="Standard"><text:s text:c="20"/>// Check if the current URL already contains the company ID parameter</text:p>
      <text:p text:style-name="Standard"><text:s text:c="20"/>if (!window.location.href.includes(`companyId=${companyId}`)) {</text:p>
      <text:p text:style-name="Standard"><text:s text:c="24"/>// Redirect to the Customer List page with company ID query parameter</text:p>
      <text:p text:style-name="Standard"><text:s text:c="24"/>const formUrl = `block_list.html?companyId=${companyId}`;</text:p>
      <text:p text:style-name="Standard"><text:s text:c="24"/>window.location.href = formUrl;</text:p>
      <text:p text:style-name="Standard"><text:s text:c="20"/>}</text:p>
      <text:p text:style-name="Standard"><text:s text:c="16"/>} catch (error) {</text:p>
      <text:p text:style-name="Standard"><text:s text:c="20"/>console.error('Error:', error);</text:p>
      <text:p text:style-name="Standard"><text:s text:c="20"/>// Handle error</text:p>
      <text:p text:style-name="Standard"><text:s text:c="16"/>}</text:p>
      <text:p text:style-name="Standard"><text:s text:c="12"/>});</text:p>
      <text:p text:style-name="Standard"/>
      <text:p text:style-name="Standard"/>
      <text:p text:style-name="Standard"><text:s text:c="12"/>function closeForm() {</text:p>
      <text:p text:style-name="Standard"><text:s text:c="16"/>// Assuming 'employeeModal' is the ID of your modal</text:p>
      <text:p text:style-name="Standard"/>
      <text:p text:style-name="Standard"><text:s text:c="16"/>$('#companyModal').modal('hide');</text:p>
      <text:p text:style-name="Standard"><text:s text:c="12"/>}</text:p>
      <text:p text:style-name="Standard"><text:s text:c="12"/>var formData = new FormData();</text:p>
      <text:p text:style-name="Standard"/>
      <text:p text:style-name="Standard"/>
      <text:p text:style-name="Standard"/>
      <text:p text:style-name="Standard"><text:s text:c="12"/>jQuery(document).ready(async function ($) {</text:p>
      <text:p text:style-name="Standard"><text:s text:c="16"/>$(document).on('click', '.edit-btn', function () {</text:p>
      <text:p text:style-name="Standard"><text:s text:c="20"/>var blockId = $(this).data('visit-id');</text:p>
      <text:p text:style-name="Standard"><text:s text:c="20"/>var confirmed = confirm("Are you sure to release the block?");</text:p>
      <text:p text:style-name="Standard"><text:s text:c="20"/>// First function: @PostMapping("/addBlocksReleased")</text:p>
      <text:p text:style-name="Standard"><text:s text:c="20"/>if (confirmed) {</text:p>
      <text:p text:style-name="Standard"><text:s text:c="24"/>const accessToken = localStorage.getItem('accessToken');</text:p>
      <text:p text:style-name="Standard"/>
      <text:p text:style-name="Standard"><text:s text:c="24"/>$.ajax({</text:p>
      <text:p text:style-name="Standard"><text:s text:c="28"/>url: 'https://aishalaya.rosemallowtech.com:8080/api/blocks/getBlocksById/' + blockId,</text:p>
      <text:p text:style-name="Standard"><text:soft-page-break/><text:s text:c="28"/>type: 'GET',</text:p>
      <text:p text:style-name="Standard"><text:s text:c="28"/>headers: {</text:p>
      <text:p text:style-name="Standard"/>
      <text:p text:style-name="Standard"><text:s text:c="32"/>'Authorization': accessToken</text:p>
      <text:p text:style-name="Standard"><text:s text:c="28"/>},</text:p>
      <text:p text:style-name="Standard"><text:s text:c="28"/>success: function (response) {</text:p>
      <text:p text:style-name="Standard"/>
      <text:p text:style-name="Standard"><text:s text:c="32"/>var blockData = response;</text:p>
      <text:p text:style-name="Standard"/>
      <text:p text:style-name="Standard"><text:s text:c="32"/>// if i have block data then i need to do 3 functions below(1.post in blockRelesed table 2.change block status in site visit page 3.delete in block table)</text:p>
      <text:p text:style-name="Standard"><text:s text:c="32"/>$.ajax({</text:p>
      <text:p text:style-name="Standard"><text:s text:c="36"/>url: 'https://aishalaya.rosemallowtech.com:8080/api/blockReleasedManually/addBlocksReleased',</text:p>
      <text:p text:style-name="Standard"><text:s text:c="36"/>type: 'POST',</text:p>
      <text:p text:style-name="Standard"/>
      <text:p text:style-name="Standard"><text:s text:c="36"/>data: JSON.stringify(blockData), // Use data obtained from the GET request</text:p>
      <text:p text:style-name="Standard"><text:s text:c="36"/>headers: {</text:p>
      <text:p text:style-name="Standard"><text:s text:c="40"/>'Content-Type': 'application/json',</text:p>
      <text:p text:style-name="Standard"><text:s text:c="40"/>'Authorization': accessToken</text:p>
      <text:p text:style-name="Standard"><text:s text:c="36"/>},</text:p>
      <text:p text:style-name="Standard"><text:s text:c="36"/>success: async function (response) {</text:p>
      <text:p text:style-name="Standard"><text:s text:c="40"/>const findByVisitIdAndProjectNameResponse = await fetch(`https://aishalaya.rosemallowtech.com:8080/api/visit/getByVisitDetailIdAndProjectNameForBlockRelease/${blockData.visitId}/${blockData.projectName}`,</text:p>
      <text:p text:style-name="Standard"><text:s text:c="40"/>{</text:p>
      <text:p text:style-name="Standard"><text:s text:c="44"/>method: 'PUT',</text:p>
      <text:p text:style-name="Standard"><text:s text:c="44"/>headers: {</text:p>
      <text:p text:style-name="Standard"><text:s text:c="48"/>'Authorization': accessToken</text:p>
      <text:p text:style-name="Standard"><text:s text:c="44"/>},</text:p>
      <text:p text:style-name="Standard"><text:s text:c="44"/>credentials: 'include'</text:p>
      <text:p text:style-name="Standard"><text:s text:c="40"/>});</text:p>
      <text:p text:style-name="Standard"/>
      <text:p text:style-name="Standard"><text:s text:c="36"/>if (!findByVisitIdAndProjectNameResponse.ok) {</text:p>
      <text:p text:style-name="Standard"><text:s text:c="40"/>throw new Error('Failed to fetch Visit Details');</text:p>
      <text:p text:style-name="Standard"><text:s text:c="36"/>}</text:p>
      <text:p text:style-name="Standard"><text:s text:c="36"/>console.log("good", findByVisitIdAndProjectNameResponse);</text:p>
      <text:p text:style-name="Standard"><text:s text:c="36"/>const visitDetails = await findByVisitIdAndProjectNameResponse.json();</text:p>
      <text:p text:style-name="Standard"><text:s text:c="36"/>console.log('Visit Details:', visitDetails);</text:p>
      <text:p text:style-name="Standard"/>
      <text:p text:style-name="Standard"><text:s text:c="40"/>// Handle success</text:p>
      <text:p text:style-name="Standard"><text:s text:c="36"/>},</text:p>
      <text:p text:style-name="Standard"><text:s text:c="36"/>error: function (xhr, status, error) {</text:p>
      <text:p text:style-name="Standard"><text:s text:c="40"/>// Handle error</text:p>
      <text:p text:style-name="Standard"><text:s text:c="36"/>}</text:p>
      <text:p text:style-name="Standard"><text:s text:c="32"/>});</text:p>
      <text:p text:style-name="Standard"><text:s text:c="28"/>},</text:p>
      <text:p text:style-name="Standard"><text:s text:c="28"/>error: function (xhr, status, error) {</text:p>
      <text:p text:style-name="Standard"><text:s text:c="32"/>// Handle error</text:p>
      <text:p text:style-name="Standard"><text:s text:c="28"/>}</text:p>
      <text:p text:style-name="Standard"><text:s text:c="24"/>});</text:p>
      <text:p text:style-name="Standard"><text:s text:c="24"/>const accessTokens = localStorage.getItem('accessToken');</text:p>
      <text:p text:style-name="Standard"><text:soft-page-break/><text:s text:c="24"/>console.log('accessToken:', accessTokens);</text:p>
      <text:p text:style-name="Standard"><text:s text:c="24"/>// Second function: @DeleteMapping("/deleteBlockById/{blockId}")</text:p>
      <text:p text:style-name="Standard"><text:s text:c="24"/>$.ajax({</text:p>
      <text:p text:style-name="Standard"><text:s text:c="28"/>url: 'https://aishalaya.rosemallowtech.com:8080/api/blocks/deleteBlockById/' + blockId, // Assuming visitId is the blockId</text:p>
      <text:p text:style-name="Standard"><text:s text:c="28"/>type: 'DELETE',</text:p>
      <text:p text:style-name="Standard"><text:s text:c="28"/>contentType: 'application/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s</text:p>
      <text:p text:style-name="Standard"><text:s text:c="28"/>},</text:p>
      <text:p text:style-name="Standard"><text:s text:c="28"/>success: function (response) {</text:p>
      <text:p text:style-name="Standard"><text:s text:c="32"/>window.location.reload();</text:p>
      <text:p text:style-name="Standard"><text:s text:c="32"/>// Handle success</text:p>
      <text:p text:style-name="Standard"><text:s text:c="28"/>},</text:p>
      <text:p text:style-name="Standard"><text:s text:c="28"/>error: function (xhr, status, error) {</text:p>
      <text:p text:style-name="Standard"/>
      <text:p text:style-name="Standard"><text:s text:c="32"/>// Handle error</text:p>
      <text:p text:style-name="Standard"><text:s text:c="28"/>}</text:p>
      <text:p text:style-name="Standard"><text:s text:c="24"/>});</text:p>
      <text:p text:style-name="Standard"><text:s text:c="20"/>}</text:p>
      <text:p text:style-name="Standard"><text:s text:c="16"/>});</text:p>
      <text:p text:style-name="Standard"/>
      <text:p text:style-name="Standard"><text:s text:c="16"/>async function releaseBlock(blockIdForAutoRelease) {</text:p>
      <text:p text:style-name="Standard"><text:s text:c="20"/>var blockId = blockIdForAutoRelease;</text:p>
      <text:p text:style-name="Standard"/>
      <text:p text:style-name="Standard"><text:s text:c="20"/>// First function: @PostMapping("/addBlocksReleased")</text:p>
      <text:p text:style-name="Standard"><text:s text:c="20"/>const accessToken = localStorage.getItem('accessToken');</text:p>
      <text:p text:style-name="Standard"><text:s text:c="20"/>$.ajax({</text:p>
      <text:p text:style-name="Standard"><text:s text:c="24"/>url: 'https://aishalaya.rosemallowtech.com:8080/api/blocks/getBlocksById/' + blockId,</text:p>
      <text:p text:style-name="Standard"><text:s text:c="24"/>type: 'GET',</text:p>
      <text:p text:style-name="Standard"><text:s text:c="24"/>headers: {</text:p>
      <text:p text:style-name="Standard"><text:s text:c="28"/>'Content-Type': 'application/json',</text:p>
      <text:p text:style-name="Standard"><text:s text:c="28"/>'Authorization': accessToken,</text:p>
      <text:p text:style-name="Standard"><text:s text:c="24"/>},</text:p>
      <text:p text:style-name="Standard"><text:s text:c="24"/>success: function (response) {</text:p>
      <text:p text:style-name="Standard"><text:s text:c="28"/>// Handle success</text:p>
      <text:p text:style-name="Standard"><text:s text:c="28"/>var blockreleasedData = response;</text:p>
      <text:p text:style-name="Standard"><text:s text:c="28"/>// Second function: @PostMapping("/addBlocksReleased")</text:p>
      <text:p text:style-name="Standard"><text:s text:c="28"/>$.ajax({</text:p>
      <text:p text:style-name="Standard"><text:s text:c="32"/>url: 'https://aishalaya.rosemallowtech.com:8080/api/blockReleasedAutomatically/addBlocksReleasedAutometically',</text:p>
      <text:p text:style-name="Standard"><text:s text:c="32"/>type: 'POST',</text:p>
      <text:p text:style-name="Standard"/>
      <text:p text:style-name="Standard"><text:s text:c="32"/>data: JSON.stringify(blockreleasedData),</text:p>
      <text:p text:style-name="Standard"><text:s text:c="32"/>headers: {</text:p>
      <text:p text:style-name="Standard"><text:s text:c="36"/>'Content-Type': 'application/json',</text:p>
      <text:p text:style-name="Standard"><text:s text:c="36"/>'Authorization': accessToken</text:p>
      <text:p text:style-name="Standard"><text:s text:c="32"/>},</text:p>
      <text:p text:style-name="Standard"><text:s text:c="32"/>success: async function (response) {</text:p>
      <text:p text:style-name="Standard"><text:soft-page-break/></text:p>
      <text:p text:style-name="Standard"><text:s text:c="36"/>//releasing the block in site visit list</text:p>
      <text:p text:style-name="Standard"><text:s text:c="36"/>const findByVisitIdAndProjectNameResponse = await fetch(`https://aishalaya.rosemallowtech.com:8080/api/visit/getByVisitDetailIdAndProjectNameForBlockRelease/${blockreleasedData.visitId}/${blockreleasedData.projectName}`,</text:p>
      <text:p text:style-name="Standard"><text:s text:c="40"/>{</text:p>
      <text:p text:style-name="Standard"><text:s text:c="44"/>method: 'PUT',</text:p>
      <text:p text:style-name="Standard"><text:s text:c="44"/>headers: {</text:p>
      <text:p text:style-name="Standard"><text:s text:c="48"/>'Authorization': accessToken</text:p>
      <text:p text:style-name="Standard"><text:s text:c="44"/>},</text:p>
      <text:p text:style-name="Standard"><text:s text:c="44"/>credentials: 'include'</text:p>
      <text:p text:style-name="Standard"><text:s text:c="40"/>});</text:p>
      <text:p text:style-name="Standard"/>
      <text:p text:style-name="Standard"><text:s text:c="36"/>if (!findByVisitIdAndProjectNameResponse.ok) {</text:p>
      <text:p text:style-name="Standard"><text:s text:c="40"/>throw new Error('Failed to fetch Visit Details');</text:p>
      <text:p text:style-name="Standard"><text:s text:c="36"/>}</text:p>
      <text:p text:style-name="Standard"><text:s text:c="36"/>console.log("good", findByVisitIdAndProjectNameResponse);</text:p>
      <text:p text:style-name="Standard"><text:s text:c="36"/>const visitDetails = await findByVisitIdAndProjectNameResponse.json();</text:p>
      <text:p text:style-name="Standard"><text:s text:c="36"/>console.log('Visit Details:', visitDetails);</text:p>
      <text:p text:style-name="Standard"/>
      <text:p text:style-name="Standard"><text:s text:c="36"/>// Handle success</text:p>
      <text:p text:style-name="Standard"><text:s text:c="32"/>},</text:p>
      <text:p text:style-name="Standard"><text:s text:c="32"/>error: function (xhr, status, error) {</text:p>
      <text:p text:style-name="Standard"><text:s text:c="36"/>// Handle error</text:p>
      <text:p text:style-name="Standard"><text:s text:c="32"/>}</text:p>
      <text:p text:style-name="Standard"><text:s text:c="28"/>});</text:p>
      <text:p text:style-name="Standard"><text:s text:c="24"/>},</text:p>
      <text:p text:style-name="Standard"><text:s text:c="24"/>error: function (xhr, status, error) {</text:p>
      <text:p text:style-name="Standard"><text:s text:c="28"/>// Handle error</text:p>
      <text:p text:style-name="Standard"><text:s text:c="24"/>}</text:p>
      <text:p text:style-name="Standard"><text:s text:c="20"/>});</text:p>
      <text:p text:style-name="Standard"/>
      <text:p text:style-name="Standard"><text:s text:c="20"/>// Second function: @DeleteMapping("/deleteBlockById/{blockId}")</text:p>
      <text:p text:style-name="Standard"><text:s text:c="20"/>$.ajax({</text:p>
      <text:p text:style-name="Standard"><text:s text:c="24"/>url: 'https://aishalaya.rosemallowtech.com:8080/api/blocks/deleteBlockById/' + blockId,</text:p>
      <text:p text:style-name="Standard"><text:s text:c="24"/>type: 'DELETE',</text:p>
      <text:p text:style-name="Standard"><text:s text:c="24"/>headers: {</text:p>
      <text:p text:style-name="Standard"><text:s text:c="28"/>'Content-Type': 'application/json',</text:p>
      <text:p text:style-name="Standard"><text:s text:c="28"/>'Authorization': accessToken,</text:p>
      <text:p text:style-name="Standard"><text:s text:c="24"/>},</text:p>
      <text:p text:style-name="Standard"><text:s text:c="24"/>success: function (response) {</text:p>
      <text:p text:style-name="Standard"><text:s text:c="28"/>window.location.reload();</text:p>
      <text:p text:style-name="Standard"><text:s text:c="28"/>// Handle success</text:p>
      <text:p text:style-name="Standard"><text:s text:c="24"/>},</text:p>
      <text:p text:style-name="Standard"><text:s text:c="24"/>error: function (xhr, status, error) {</text:p>
      <text:p text:style-name="Standard"><text:s text:c="28"/>// Handle error</text:p>
      <text:p text:style-name="Standard"><text:s text:c="24"/>}</text:p>
      <text:p text:style-name="Standard"><text:s text:c="20"/>});</text:p>
      <text:p text:style-name="Standard"><text:s text:c="16"/>}</text:p>
      <text:p text:style-name="Standard"><text:s text:c="16"/>$('#filterButton').click(function () {</text:p>
      <text:p text:style-name="Standard"><text:s text:c="20"/>$('#filterFields').toggle();</text:p>
      <text:p text:style-name="Standard"><text:soft-page-break/><text:s text:c="16"/>});</text:p>
      <text:p text:style-name="Standard"><text:s text:c="16"/>function redirectToBlockPage(visitDetailId) {</text:p>
      <text:p text:style-name="Standard"><text:s text:c="20"/>// Construct the URL with the visitDetailId parameter</text:p>
      <text:p text:style-name="Standard"><text:s text:c="20"/>const url = `block_details.html?id=${visitDetailId}`;</text:p>
      <text:p text:style-name="Standard"><text:s text:c="20"/>// Redirect to the new URL</text:p>
      <text:p text:style-name="Standard"><text:s text:c="20"/>window.location.href = url;</text:p>
      <text:p text:style-name="Standard"><text:s text:c="16"/>}</text:p>
      <text:p text:style-name="Standard"><text:s text:c="16"/>$(document).on('click', '.block-btn', function () {</text:p>
      <text:p text:style-name="Standard"/>
      <text:p text:style-name="Standard"><text:s text:c="20"/>var visiterId = $(this).data('company-id');</text:p>
      <text:p text:style-name="Standard"><text:s text:c="20"/>var phoneNo = $(this).data('phone-number');</text:p>
      <text:p text:style-name="Standard"/>
      <text:p text:style-name="Standard"><text:s text:c="20"/>window.location.href = `block_details.html?id=${visiterId}&amp;phoneNumber=${phoneNo}`;</text:p>
      <text:p text:style-name="Standard"><text:s text:c="16"/>});</text:p>
      <text:p text:style-name="Standard"/>
      <text:p text:style-name="Standard"><text:s text:c="16"/>$(document).on('click', '.book-btn', function () {</text:p>
      <text:p text:style-name="Standard"/>
      <text:p text:style-name="Standard"><text:s text:c="20"/>var visiterId = $(this).data('company-id');</text:p>
      <text:p text:style-name="Standard"><text:s text:c="20"/>var phoneNo = $(this).data('phone-number');</text:p>
      <text:p text:style-name="Standard"><text:s text:c="20"/>var project = $(this).data('project-name');</text:p>
      <text:p text:style-name="Standard"><text:s text:c="20"/>console.log(phoneNo, project);</text:p>
      <text:p text:style-name="Standard"><text:s text:c="20"/>window.location.href = `booking_details.html?id=${visiterId}&amp;phoneNumber=${phoneNo}&amp;projectName=${project}`;</text:p>
      <text:p text:style-name="Standard"><text:s text:c="16"/>});</text:p>
      <text:p text:style-name="Standard"/>
      <text:p text:style-name="Standard"/>
      <text:p text:style-name="Standard"/>
      <text:p text:style-name="Standard"><text:s text:c="16"/>var accumulatedData = [];</text:p>
      <text:p text:style-name="Standard"/>
      <text:p text:style-name="Standard"/>
      <text:p text:style-name="Standard"><text:s text:c="16"/>function fetchVisitDetails(mobile, startDate, endDate, employeeNames, customerNames, statusFilter, buyingDurationFilter, fundingResourceFilter) {</text:p>
      <text:p text:style-name="Standard"><text:s text:c="20"/>// Fetch data by date range</text:p>
      <text:p text:style-name="Standard"><text:s text:c="20"/>accumulatedData = [];</text:p>
      <text:p text:style-name="Standard"><text:s text:c="20"/>var requests = [];</text:p>
      <text:p text:style-name="Standard"/>
      <text:p text:style-name="Standard"/>
      <text:p text:style-name="Standard"><text:s text:c="20"/>if (startDate &amp;&amp; endDate) {</text:p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`https://aishalaya.rosemallowtech.com:8080/api/visit/getByDateRange?startDate=${startDate}&amp;endDate=${endDate}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success: function (dateRangeData) {</text:p>
      <text:p text:style-name="Standard"><text:s text:c="32"/>console.log("1");</text:p>
      <text:p text:style-name="Standard"><text:s text:c="32"/>accumulateData(dateRangeData);</text:p>
      <text:p text:style-name="Standard"><text:soft-page-break/></text:p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date range data</text:p>
      <text:p text:style-name="Standard"><text:s text:c="28"/>}</text:p>
      <text:p text:style-name="Standard"><text:s text:c="24"/>}));</text:p>
      <text:p text:style-name="Standard"><text:s text:c="20"/>}</text:p>
      <text:p text:style-name="Standard"><text:s text:c="20"/>// Fetch data by date range</text:p>
      <text:p text:style-name="Standard"><text:s text:c="20"/>if (mobile) {</text:p>
      <text:p text:style-name="Standard"/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'https://aishalaya.rosemallowtech.com:8080/api/visit/getByPhoneNumbers'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data: { phoneNumber: mobile },</text:p>
      <text:p text:style-name="Standard"><text:s text:c="28"/>success: function (phoneNumberData) {</text:p>
      <text:p text:style-name="Standard"><text:s text:c="32"/>console.log("hi");</text:p>
      <text:p text:style-name="Standard"><text:s text:c="32"/>accumulateData(phoneNumberData);</text:p>
      <text:p text:style-name="Standard"/>
      <text:p text:style-name="Standard"/>
      <text:p text:style-name="Standard"><text:s text:c="28"/>},</text:p>
      <text:p text:style-name="Standard"><text:s text:c="28"/>error: function (xhr, status, error) {</text:p>
      <text:p text:style-name="Standard"><text:s text:c="32"/>console.error('Error in getByPhoneNumbers AJAX request:');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phone number data</text:p>
      <text:p text:style-name="Standard"><text:s text:c="28"/>}</text:p>
      <text:p text:style-name="Standard"><text:s text:c="24"/>}));</text:p>
      <text:p text:style-name="Standard"><text:s text:c="20"/>}</text:p>
      <text:p text:style-name="Standard"><text:s text:c="20"/>if (employeeNames) {</text:p>
      <text:p text:style-name="Standard"><text:s text:c="24"/>// Fetch data by date range</text:p>
      <text:p text:style-name="Standard"/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`https://aishalaya.rosemallowtech.com:8080/api/visit/getByEmployeeNames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data: { employeeName: employeeNames },</text:p>
      <text:p text:style-name="Standard"><text:s text:c="28"/>success: function (employeedata) {</text:p>
      <text:p text:style-name="Standard"><text:s text:c="32"/>console.log("3");</text:p>
      <text:p text:style-name="Standard"/>
      <text:p text:style-name="Standard"><text:soft-page-break/><text:s text:c="32"/>accumulateData(employeedata);</text:p>
      <text:p text:style-name="Standard"/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phone number data</text:p>
      <text:p text:style-name="Standard"><text:s text:c="28"/>}</text:p>
      <text:p text:style-name="Standard"><text:s text:c="24"/>}));</text:p>
      <text:p text:style-name="Standard"><text:s text:c="20"/>}</text:p>
      <text:p text:style-name="Standard"><text:s text:c="20"/>if (customerNames) {</text:p>
      <text:p text:style-name="Standard"/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`https://aishalaya.rosemallowtech.com:8080/api/visit/getByCustomerNames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data: { customerName: customerNames },</text:p>
      <text:p text:style-name="Standard"><text:s text:c="28"/>success: function (customerdata) {</text:p>
      <text:p text:style-name="Standard"><text:s text:c="32"/>accumulateData(customerdata);</text:p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phone number data</text:p>
      <text:p text:style-name="Standard"><text:s text:c="28"/>}</text:p>
      <text:p text:style-name="Standard"><text:s text:c="24"/>}));</text:p>
      <text:p text:style-name="Standard"><text:s text:c="20"/>}</text:p>
      <text:p text:style-name="Standard"><text:s text:c="20"/>if (statusFilter) {</text:p>
      <text:p text:style-name="Standard"/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`https://aishalaya.rosemallowtech.com:8080/api/visit/getByStatus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/>
      <text:p text:style-name="Standard"><text:s text:c="28"/>data: { status: statusFilter },</text:p>
      <text:p text:style-name="Standard"><text:s text:c="28"/>success: function (statusData) {</text:p>
      <text:p text:style-name="Standard"><text:s text:c="32"/>accumulateData(statusData);</text:p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phone number data</text:p>
      <text:p text:style-name="Standard"><text:soft-page-break/><text:s text:c="28"/>}</text:p>
      <text:p text:style-name="Standard"><text:s text:c="24"/>}));</text:p>
      <text:p text:style-name="Standard"><text:s text:c="20"/>}</text:p>
      <text:p text:style-name="Standard"><text:s text:c="20"/>if (buyingDurationFilter) {</text:p>
      <text:p text:style-name="Standard"/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`https://aishalaya.rosemallowtech.com:8080/api/visit/getByBuyingDurations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data: { buyingDuration: buyingDurationFilter },</text:p>
      <text:p text:style-name="Standard"><text:s text:c="28"/>success: function (buyingDurationData) {</text:p>
      <text:p text:style-name="Standard"><text:s text:c="32"/>accumulateData(buyingDurationData);</text:p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phone number data <text:s text:c="2"/></text:p>
      <text:p text:style-name="Standard"><text:s text:c="28"/>}</text:p>
      <text:p text:style-name="Standard"><text:s text:c="24"/>}));</text:p>
      <text:p text:style-name="Standard"><text:s text:c="20"/>}</text:p>
      <text:p text:style-name="Standard"><text:s text:c="20"/>if (fundingResourceFilter) {</text:p>
      <text:p text:style-name="Standard"/>
      <text:p text:style-name="Standard"><text:s text:c="24"/>const accessToken = localStorage.getItem('accessToken');</text:p>
      <text:p text:style-name="Standard"><text:s text:c="24"/>requests.push($.ajax({</text:p>
      <text:p text:style-name="Standard"><text:s text:c="28"/>url: `https://aishalaya.rosemallowtech.com:8080/api/visit/getByFundingSources`,</text:p>
      <text:p text:style-name="Standard"><text:s text:c="28"/>type: 'GET',</text:p>
      <text:p text:style-name="Standard"><text:s text:c="28"/>dataType: 'json',</text:p>
      <text:p text:style-name="Standard"><text:s text:c="28"/>headers: {</text:p>
      <text:p text:style-name="Standard"><text:s text:c="32"/>'Content-Type': 'application/json',</text:p>
      <text:p text:style-name="Standard"><text:s text:c="32"/>'Authorization': accessToken,</text:p>
      <text:p text:style-name="Standard"><text:s text:c="28"/>},</text:p>
      <text:p text:style-name="Standard"><text:s text:c="28"/>data: { fundingSource: fundingResourceFilter },</text:p>
      <text:p text:style-name="Standard"><text:s text:c="28"/>success: function (fundingResourceData) {</text:p>
      <text:p text:style-name="Standard"><text:s text:c="32"/>accumulateData(fundingResourceData);</text:p>
      <text:p text:style-name="Standard"><text:s text:c="28"/>},</text:p>
      <text:p text:style-name="Standard"><text:s text:c="28"/>error: function (xhr, status, error) {</text:p>
      <text:p text:style-name="Standard"><text:s text:c="32"/>console.error(xhr.responseText);</text:p>
      <text:p text:style-name="Standard"><text:s text:c="32"/>console.error(error);</text:p>
      <text:p text:style-name="Standard"><text:s text:c="32"/>// Handle error for phone number data</text:p>
      <text:p text:style-name="Standard"><text:s text:c="28"/>}</text:p>
      <text:p text:style-name="Standard"><text:s text:c="24"/>}));</text:p>
      <text:p text:style-name="Standard"/>
      <text:p text:style-name="Standard"><text:s text:c="20"/>}</text:p>
      <text:p text:style-name="Standard"><text:s text:c="20"/>$.when.apply($, requests).then(function () {</text:p>
      <text:p text:style-name="Standard"><text:s text:c="24"/>// Collect data from all responses</text:p>
      <text:p text:style-name="Standard"><text:s text:c="24"/>$.each(arguments, function (index, responseData) {</text:p>
      <text:p text:style-name="Standard"><text:s text:c="28"/>accumulateData(responseData[0]);</text:p>
      <text:p text:style-name="Standard"><text:soft-page-break/><text:s text:c="24"/>});</text:p>
      <text:p text:style-name="Standard"><text:s text:c="24"/>// Apply filters after all AJAX requests have completed</text:p>
      <text:p text:style-name="Standard"><text:s text:c="24"/>applyFilters();</text:p>
      <text:p text:style-name="Standard"><text:s text:c="20"/>});</text:p>
      <text:p text:style-name="Standard"><text:s text:c="20"/>function accumulateData(data) {</text:p>
      <text:p text:style-name="Standard"><text:s text:c="24"/>// Combine the new data with the accumulated data</text:p>
      <text:p text:style-name="Standard"><text:s text:c="24"/>accumulatedData = accumulatedData.concat(data);</text:p>
      <text:p text:style-name="Standard"/>
      <text:p text:style-name="Standard"><text:s text:c="24"/>// Apply filters to the accumulated data</text:p>
      <text:p text:style-name="Standard"/>
      <text:p text:style-name="Standard"><text:s text:c="20"/>}</text:p>
      <text:p text:style-name="Standard"><text:s text:c="20"/>function applyFilters() {</text:p>
      <text:p text:style-name="Standard"><text:s text:c="24"/>// Apply filters to the accumulated data and update the table</text:p>
      <text:p text:style-name="Standard"><text:s text:c="24"/>var filteredData = accumulatedData;</text:p>
      <text:p text:style-name="Standard"><text:s text:c="24"/>var encounteredPhoneNumbers = new Set();</text:p>
      <text:p text:style-name="Standard"><text:s text:c="24"/>console.log("Accumulated data:", accumulatedData);</text:p>
      <text:p text:style-name="Standard"><text:s text:c="24"/>console.log("Filtered data before filtering:", filteredData);</text:p>
      <text:p text:style-name="Standard"/>
      <text:p text:style-name="Standard"/>
      <text:p text:style-name="Standard"><text:s text:c="24"/>var filteredData = accumulatedData.filter(item =&gt; typeof item === 'object');</text:p>
      <text:p text:style-name="Standard"/>
      <text:p text:style-name="Standard"><text:s text:c="24"/>if (filteredData &amp;&amp; filteredData.length &gt; 0) {</text:p>
      <text:p text:style-name="Standard"><text:s text:c="28"/>if (mobile &amp;&amp; filteredData.length &gt; 0) {</text:p>
      <text:p text:style-name="Standard"><text:s text:c="32"/>var mobileNumbers = mobile.split(',');</text:p>
      <text:p text:style-name="Standard"><text:s text:c="32"/>filteredData = filteredData.filter(item =&gt;</text:p>
      <text:p text:style-name="Standard"><text:s text:c="36"/>mobileNumbers.includes(item.phoneNumber)</text:p>
      <text:p text:style-name="Standard"><text:s text:c="32"/>);</text:p>
      <text:p text:style-name="Standard"/>
      <text:p text:style-name="Standard"><text:s text:c="32"/>console.log("shanuuu");</text:p>
      <text:p text:style-name="Standard"><text:s text:c="28"/>}</text:p>
      <text:p text:style-name="Standard"><text:s text:c="28"/>if (startDate &amp;&amp; endDate &amp;&amp; filteredData.length &gt; 0) {</text:p>
      <text:p text:style-name="Standard"><text:s text:c="32"/>filteredData = filteredData.filter(item =&gt; {</text:p>
      <text:p text:style-name="Standard"><text:s text:c="36"/>const visitDate = new Date(item.date);</text:p>
      <text:p text:style-name="Standard"><text:s text:c="36"/>return visitDate &gt;= new Date(startDate) &amp;&amp; visitDate &lt;= new Date(endDate);</text:p>
      <text:p text:style-name="Standard"><text:s text:c="32"/>});</text:p>
      <text:p text:style-name="Standard"><text:s text:c="28"/>}</text:p>
      <text:p text:style-name="Standard"/>
      <text:p text:style-name="Standard"><text:s text:c="28"/>// Filter by employee names</text:p>
      <text:p text:style-name="Standard"><text:s text:c="28"/>if (employeeNames &amp;&amp; filteredData.length &gt; 0) {</text:p>
      <text:p text:style-name="Standard"><text:s text:c="32"/>filteredData = filteredData.filter((item, index, self) =&gt;</text:p>
      <text:p text:style-name="Standard"><text:s text:c="36"/>index === self.findIndex(t =&gt; t.visitDetailId === item.visitDetailId) &amp;&amp;</text:p>
      <text:p text:style-name="Standard"><text:s text:c="36"/>item.employeeName === employeeNames</text:p>
      <text:p text:style-name="Standard"><text:s text:c="32"/>);</text:p>
      <text:p text:style-name="Standard"><text:s text:c="28"/>}</text:p>
      <text:p text:style-name="Standard"/>
      <text:p text:style-name="Standard"><text:s text:c="28"/>// Filter by customer names</text:p>
      <text:p text:style-name="Standard"><text:s text:c="28"/>if (customerNames &amp;&amp; filteredData.length &gt; 0) {</text:p>
      <text:p text:style-name="Standard"><text:s text:c="32"/>filteredData = filteredData.filter((item, index, self) =&gt;</text:p>
      <text:p text:style-name="Standard"><text:s text:c="36"/>index === self.findIndex(t =&gt; t.visitDetailId === item.visitDetailId) &amp;&amp;</text:p>
      <text:p text:style-name="Standard"><text:s text:c="36"/>item.customerName === customerNames</text:p>
      <text:p text:style-name="Standard"><text:s text:c="32"/>);</text:p>
      <text:p text:style-name="Standard"><text:soft-page-break/><text:s text:c="28"/>}</text:p>
      <text:p text:style-name="Standard"/>
      <text:p text:style-name="Standard"><text:s text:c="28"/>// Filter by status</text:p>
      <text:p text:style-name="Standard"><text:s text:c="28"/>if (statusFilter &amp;&amp; filteredData.length &gt; 0) {</text:p>
      <text:p text:style-name="Standard"><text:s text:c="32"/>filteredData = filteredData.filter((item, index, self) =&gt;</text:p>
      <text:p text:style-name="Standard"><text:s text:c="36"/>index === self.findIndex(t =&gt; t.visitDetailId === item.visitDetailId) &amp;&amp;</text:p>
      <text:p text:style-name="Standard"><text:s text:c="36"/>item.status === statusFilter);</text:p>
      <text:p text:style-name="Standard"><text:s text:c="28"/>}</text:p>
      <text:p text:style-name="Standard"/>
      <text:p text:style-name="Standard"><text:s text:c="28"/>// Filter by buying duration</text:p>
      <text:p text:style-name="Standard"><text:s text:c="28"/>if (buyingDurationFilter &amp;&amp; filteredData.length &gt; 0) {</text:p>
      <text:p text:style-name="Standard"><text:s text:c="32"/>filteredData = filteredData.filter((item, index, self) =&gt;</text:p>
      <text:p text:style-name="Standard"><text:s text:c="36"/>index === self.findIndex(t =&gt; t.visitDetailId === item.visitDetailId) &amp;&amp;</text:p>
      <text:p text:style-name="Standard"><text:s text:c="36"/>item.buyingDuration === buyingDurationFilter);</text:p>
      <text:p text:style-name="Standard"><text:s text:c="28"/>}</text:p>
      <text:p text:style-name="Standard"/>
      <text:p text:style-name="Standard"><text:s text:c="28"/>// Filter by funding resource</text:p>
      <text:p text:style-name="Standard"><text:s text:c="28"/>if (fundingResourceFilter &amp;&amp; filteredData.length &gt; 0) {</text:p>
      <text:p text:style-name="Standard"><text:s text:c="32"/>filteredData = filteredData.filter((item, index, self) =&gt;</text:p>
      <text:p text:style-name="Standard"><text:s text:c="36"/>index === self.findIndex(t =&gt; t.visitDetailId === item.visitDetailId) &amp;&amp;</text:p>
      <text:p text:style-name="Standard"><text:s text:c="36"/>item.fundingSource === fundingResourceFilter);</text:p>
      <text:p text:style-name="Standard"><text:s text:c="28"/>}</text:p>
      <text:p text:style-name="Standard"><text:s text:c="28"/>console.log("Filtered data after filtering:", filteredData);</text:p>
      <text:p text:style-name="Standard"><text:s text:c="28"/>var data = [];</text:p>
      <text:p text:style-name="Standard"/>
      <text:p text:style-name="Standard"><text:s text:c="28"/>var uniqueVisitDetailIds = new Set();</text:p>
      <text:p text:style-name="Standard"><text:s text:c="28"/>filteredData = filteredData.filter(item =&gt; {</text:p>
      <text:p text:style-name="Standard"><text:s text:c="32"/>// Check if the current visitDetailId has already been encountered</text:p>
      <text:p text:style-name="Standard"><text:s text:c="32"/>if (uniqueVisitDetailIds.has(item.visitDetailId)) {</text:p>
      <text:p text:style-name="Standard"><text:s text:c="36"/>// If the visitDetailId is already in the set, return false to exclude it from the filtered data</text:p>
      <text:p text:style-name="Standard"><text:s text:c="36"/>return false;</text:p>
      <text:p text:style-name="Standard"><text:s text:c="32"/>} else {</text:p>
      <text:p text:style-name="Standard"><text:s text:c="36"/>// If the visitDetailId is not in the set, add it to the set and return true to include it in the filtered data</text:p>
      <text:p text:style-name="Standard"><text:s text:c="36"/>uniqueVisitDetailIds.add(item.visitDetailId);</text:p>
      <text:p text:style-name="Standard"><text:s text:c="36"/>data.push(item);</text:p>
      <text:p text:style-name="Standard"><text:s text:c="36"/>return true;</text:p>
      <text:p text:style-name="Standard"><text:s text:c="32"/>}</text:p>
      <text:p text:style-name="Standard"><text:s text:c="28"/>});</text:p>
      <text:p text:style-name="Standard"/>
      <text:p text:style-name="Standard"/>
      <text:p text:style-name="Standard"/>
      <text:p text:style-name="Standard"><text:s text:c="28"/>// Update the table with the filtered data</text:p>
      <text:p text:style-name="Standard"><text:s text:c="28"/>updateTable(data);</text:p>
      <text:p text:style-name="Standard"/>
      <text:p text:style-name="Standard"/>
      <text:p text:style-name="Standard"/>
      <text:p text:style-name="Standard"><text:s text:c="24"/>}</text:p>
      <text:p text:style-name="Standard"><text:s text:c="20"/>}</text:p>
      <text:p text:style-name="Standard"><text:s text:c="20"/>function updateTable(updatedData) {</text:p>
      <text:p text:style-name="Standard"/>
      <text:p text:style-name="Standard"><text:soft-page-break/><text:s text:c="24"/>// Clear existing table rows</text:p>
      <text:p text:style-name="Standard"><text:s text:c="24"/>var tableBody = $('#dataTable tbody');</text:p>
      <text:p text:style-name="Standard"><text:s text:c="24"/>tableBody.empty();</text:p>
      <text:p text:style-name="Standard"><text:s text:c="24"/>let blockStatus = 'Permanent';</text:p>
      <text:p text:style-name="Standard"><text:s text:c="24"/>// Populate table with fetched data</text:p>
      <text:p text:style-name="Standard"/>
      <text:p text:style-name="Standard"><text:s text:c="24"/>// Iterate through projectNames and create a new row for each project name</text:p>
      <text:p text:style-name="Standard"><text:s text:c="24"/>updatedData.forEach(details =&gt; {</text:p>
      <text:p text:style-name="Standard"><text:s text:c="28"/>const twentyFourHoursAgo = new Date().getTime() - 24 * 60 * 60 * 1000;</text:p>
      <text:p text:style-name="Standard"><text:s text:c="28"/>let blockStatus = '';</text:p>
      <text:p text:style-name="Standard"/>
      <text:p text:style-name="Standard"><text:s text:c="28"/>if (details.paidAmount &gt; 0) {</text:p>
      <text:p text:style-name="Standard"><text:s text:c="32"/>blockStatus = 'Permanent'; // Set isBlocked to true if payment is greater than 0 or time is less than 24 hours</text:p>
      <text:p text:style-name="Standard"><text:s text:c="28"/>} else {</text:p>
      <text:p text:style-name="Standard"><text:s text:c="32"/>const blockedDate = new Date(details.paidDate);</text:p>
      <text:p text:style-name="Standard"><text:s text:c="32"/>const currentDate = new Date();</text:p>
      <text:p text:style-name="Standard"/>
      <text:p text:style-name="Standard"><text:s text:c="32"/>// Calculate the time difference in milliseconds</text:p>
      <text:p text:style-name="Standard"><text:s text:c="32"/>const timeDifference = currentDate.getTime() - blockedDate.getTime();</text:p>
      <text:p text:style-name="Standard"/>
      <text:p text:style-name="Standard"><text:s text:c="32"/>// Check if the time difference exceeds 24 hours</text:p>
      <text:p text:style-name="Standard"><text:s text:c="32"/>if (timeDifference &gt;= 24 * 60 * 60 * 1000) {</text:p>
      <text:p text:style-name="Standard"><text:s text:c="36"/>releaseBlock(details.blockId); // Release block if more than 24 hours have passed</text:p>
      <text:p text:style-name="Standard"><text:s text:c="32"/>} else {</text:p>
      <text:p text:style-name="Standard"><text:s text:c="36"/>// Calculate remaining time</text:p>
      <text:p text:style-name="Standard"><text:s text:c="36"/>const remainingTime = twentyFourHoursAgo - blockedDate.getTime();</text:p>
      <text:p text:style-name="Standard"/>
      <text:p text:style-name="Standard"><text:s text:c="36"/>const remainingTimeDate = new Date(remainingTime);</text:p>
      <text:p text:style-name="Standard"><text:s text:c="36"/>const hours = ('0' + remainingTimeDate.getUTCHours()).slice(-2); // Ensures two digits with leading zero</text:p>
      <text:p text:style-name="Standard"><text:s text:c="36"/>const minutes = ('0' + remainingTimeDate.getUTCMinutes()).slice(-2); // Ensures two digits with leading zero</text:p>
      <text:p text:style-name="Standard"><text:s text:c="36"/>const seconds = ('0' + remainingTimeDate.getUTCSeconds()).slice(-2); // Ensures two digits with leading zero</text:p>
      <text:p text:style-name="Standard"><text:s text:c="36"/>blockStatus = `${hours}:${minutes}:${seconds} left`;</text:p>
      <text:p text:style-name="Standard"><text:s text:c="36"/>console.log(`Time Difference: ${hours}:${minutes}:${seconds} left`);</text:p>
      <text:p text:style-name="Standard"><text:s text:c="32"/>}</text:p>
      <text:p text:style-name="Standard"><text:s text:c="28"/>}</text:p>
      <text:p text:style-name="Standard"/>
      <text:p text:style-name="Standard"><text:s text:c="28"/>$('#dataTable tbody').append(`</text:p>
      <text:p text:style-name="Standard"><text:s text:c="20"/>&lt;tr&gt; <text:s text:c="9"/></text:p>
      <text:p text:style-name="Standard"><text:s text:c="20"/>&lt;td&gt;${new Date(details.paidDate).toLocaleDateString()}&lt;/td&gt;</text:p>
      <text:p text:style-name="Standard"><text:s text:c="20"/>&lt;td&gt;${details.customerName}&lt;/td&gt;</text:p>
      <text:p text:style-name="Standard"><text:s text:c="24"/>&lt;td&gt;${details.mobileNumber}&lt;/td&gt; <text:s text:c="7"/></text:p>
      <text:p text:style-name="Standard"><text:s text:c="24"/>&lt;td&gt;${details.projectName}&lt;/td&gt;</text:p>
      <text:p text:style-name="Standard"><text:s text:c="24"/>&lt;td&gt;${details.blockEmpName}&lt;/td&gt;</text:p>
      <text:p text:style-name="Standard"><text:s text:c="24"/>&lt;td&gt;${details.plotNumber}&lt;/td&gt;</text:p>
      <text:p text:style-name="Standard"><text:s text:c="24"/>&lt;td&gt;${details.netAmount}&lt;/td&gt;</text:p>
      <text:p text:style-name="Standard"><text:s text:c="24"/>&lt;td&gt;${details.paidAmount}&lt;/td&gt;</text:p>
      <text:p text:style-name="Standard"><text:s text:c="24"/>&lt;td&gt;${blockStatus}&lt;/td&gt;</text:p>
      <text:p text:style-name="Standard"><text:soft-page-break/><text:s text:c="25"/></text:p>
      <text:p text:style-name="Standard"><text:s text:c="20"/>&lt;td&gt;</text:p>
      <text:p text:style-name="Standard"><text:s text:c="24"/>&lt;button type="button" class="btn btn-info btn-sm edit-btn" data-toggle="modal" data-target="#visitDetailModal" data-visit-id="${details.blockId}"&gt;Release&lt;/button&gt;</text:p>
      <text:p text:style-name="Standard"><text:s text:c="24"/>&lt;/td&gt;</text:p>
      <text:p text:style-name="Standard"><text:s text:c="20"/></text:p>
      <text:p text:style-name="Standard"><text:s text:c="16"/>&lt;/tr&gt;</text:p>
      <text:p text:style-name="Standard"><text:s text:c="12"/>`);</text:p>
      <text:p text:style-name="Standard"><text:s text:c="24"/>});</text:p>
      <text:p text:style-name="Standard"/>
      <text:p text:style-name="Standard"/>
      <text:p text:style-name="Standard"><text:s text:c="24"/>$('#companyModal').modal('hide');</text:p>
      <text:p text:style-name="Standard"><text:s text:c="20"/>}</text:p>
      <text:p text:style-name="Standard"><text:s text:c="16"/>}</text:p>
      <text:p text:style-name="Standard"/>
      <text:p text:style-name="Standard"><text:s text:c="16"/>$('#search-button').on('click', function () {</text:p>
      <text:p text:style-name="Standard"><text:s text:c="20"/>var mobile = $('#mobile').val(); // Get the mobile number</text:p>
      <text:p text:style-name="Standard"><text:s text:c="20"/>var fromDate = $('#fromDate').val();</text:p>
      <text:p text:style-name="Standard"><text:s text:c="20"/>var toDate = $('#toDate').val();</text:p>
      <text:p text:style-name="Standard"><text:s text:c="20"/>var employeeNames = $('#filterEmployeeNames').val();</text:p>
      <text:p text:style-name="Standard"><text:s text:c="20"/>var customerNames = $('#filtercustomerNames').val();</text:p>
      <text:p text:style-name="Standard"><text:s text:c="20"/>// var filterProjectName = $('#filterProjectName').val();</text:p>
      <text:p text:style-name="Standard"><text:s text:c="20"/>// Validate the input if needed</text:p>
      <text:p text:style-name="Standard"><text:s text:c="20"/>fetchVisitDetails(mobile, fromDate, toDate, employeeNames, customerNames);</text:p>
      <text:p text:style-name="Standard"><text:s text:c="16"/>});</text:p>
      <text:p text:style-name="Standard"/>
      <text:p text:style-name="Standard"/>
      <text:p text:style-name="Standard"><text:s text:c="16"/>function populateVisitDetails() {</text:p>
      <text:p text:style-name="Standard"><text:s text:c="20"/>const MainMenus = localStorage.getItem('MainMenus');</text:p>
      <text:p text:style-name="Standard"><text:s text:c="20"/>const urlParams = new URLSearchParams(window.location.search);</text:p>
      <text:p text:style-name="Standard"><text:s text:c="12"/>const companyId = parseInt(urlParams.get('companyId')); // Parse companyId to integer</text:p>
      <text:p text:style-name="Standard"><text:s text:c="12"/>const teamIdFromLocalStorage = localStorage.getItem('teamId');</text:p>
      <text:p text:style-name="Standard"><text:s text:c="12"/>const canRelease = MainMenus &amp;&amp; MainMenus.includes('BlockedList Release');</text:p>
      <text:p text:style-name="Standard"><text:s text:c="10"/></text:p>
      <text:p text:style-name="Standard"><text:s text:c="4"/>// Parse teamIdFromLocalStorage into an array if it's not null</text:p>
      <text:p text:style-name="Standard"><text:s text:c="11"/>const teamIds = teamIdFromLocalStorage ? teamIdFromLocalStorage.split(',').map(id =&gt; parseInt(id)) : [];</text:p>
      <text:p text:style-name="Standard"><text:s text:c="9"/></text:p>
      <text:p text:style-name="Standard"><text:s text:c="20"/>const accessToken = localStorage.getItem('accessToken');</text:p>
      <text:p text:style-name="Standard"/>
      <text:p text:style-name="Standard"/>
      <text:p text:style-name="Standard"/>
      <text:p text:style-name="Standard"><text:s text:c="20"/>if (MainMenus &amp;&amp; MainMenus.includes('Employee Form')) {</text:p>
      <text:p text:style-name="Standard"><text:s text:c="11"/></text:p>
      <text:p text:style-name="Standard"><text:s text:c="23"/></text:p>
      <text:p text:style-name="Standard"/>
      <text:p text:style-name="Standard"><text:s text:c="20"/>$.ajax({</text:p>
      <text:p text:style-name="Standard"><text:s text:c="24"/>url: 'https://aishalaya.rosemallowtech.com:8080/api/blocks/getBlocksByCompanyId/'+companyId,</text:p>
      <text:p text:style-name="Standard"><text:s text:c="24"/>type: 'GET',</text:p>
      <text:p text:style-name="Standard"><text:s text:c="24"/>dataType: 'json',</text:p>
      <text:p text:style-name="Standard"><text:s text:c="24"/>headers: {</text:p>
      <text:p text:style-name="Standard"><text:soft-page-break/></text:p>
      <text:p text:style-name="Standard"><text:s text:c="28"/>'Authorization': accessToken,</text:p>
      <text:p text:style-name="Standard"><text:s text:c="24"/>},</text:p>
      <text:p text:style-name="Standard"><text:s text:c="24"/>success: function (blockData) {</text:p>
      <text:p text:style-name="Standard"><text:s text:c="28"/>$('#dataTable tbody').empty();</text:p>
      <text:p text:style-name="Standard"><text:s text:c="28"/>// Populate table with fetched data</text:p>
      <text:p text:style-name="Standard"/>
      <text:p text:style-name="Standard"><text:s text:c="28"/>const urlParams = new URLSearchParams(window.location.search);</text:p>
      <text:p text:style-name="Standard"><text:s text:c="31"/>let blockStatus = 'Permanent';</text:p>
      <text:p text:style-name="Standard"><text:s text:c="28"/>// Iterate over visit details</text:p>
      <text:p text:style-name="Standard"><text:s text:c="28"/>blockData.forEach(blockEntry =&gt; {</text:p>
      <text:p text:style-name="Standard"><text:s text:c="32"/>// Check if the visit is blocked</text:p>
      <text:p text:style-name="Standard"><text:s text:c="32"/>// Initialize isBlocked to false</text:p>
      <text:p text:style-name="Standard"><text:s text:c="32"/>const fortyEightHoursAgo = new Date().getTime() - 48 * 60 * 60 * 1000;</text:p>
      <text:p text:style-name="Standard"/>
      <text:p text:style-name="Standard"><text:s text:c="32"/>let blockStatus = '';</text:p>
      <text:p text:style-name="Standard"/>
      <text:p text:style-name="Standard"><text:s text:c="32"/>if (blockEntry.paidAmount &gt; 0) {</text:p>
      <text:p text:style-name="Standard"><text:s text:c="36"/>blockStatus = 'Permanent'; // Set isBlocked to true if payment is greater than 0 or time is less than 48 hours</text:p>
      <text:p text:style-name="Standard"><text:s text:c="32"/>} else {</text:p>
      <text:p text:style-name="Standard"><text:s text:c="36"/>const blockedDate = new Date(blockEntry.paidDate);</text:p>
      <text:p text:style-name="Standard"><text:s text:c="36"/>const currentDate = new Date();</text:p>
      <text:p text:style-name="Standard"/>
      <text:p text:style-name="Standard"><text:s text:c="36"/>// Calculate the time difference in milliseconds</text:p>
      <text:p text:style-name="Standard"><text:s text:c="36"/>const timeDifference = currentDate.getTime() - blockedDate.getTime();</text:p>
      <text:p text:style-name="Standard"/>
      <text:p text:style-name="Standard"><text:s text:c="36"/>// Check if the time difference exceeds 48 hours</text:p>
      <text:p text:style-name="Standard"><text:s text:c="36"/>if (timeDifference &gt;= 48 * 60 * 60 * 1000) {</text:p>
      <text:p text:style-name="Standard"><text:s text:c="40"/>console.log(blockEntry.blocksId);</text:p>
      <text:p text:style-name="Standard"><text:s text:c="40"/>releaseBlock(blockEntry.blocksId); // Release block if more than 48 hours have passed</text:p>
      <text:p text:style-name="Standard"><text:s text:c="36"/>} else {</text:p>
      <text:p text:style-name="Standard"><text:s text:c="40"/>// Calculate remaining time from current time</text:p>
      <text:p text:style-name="Standard"><text:s text:c="40"/>const remainingTime = blockedDate.getTime() + (48 * 60 * 60 * 1000) - currentDate.getTime();</text:p>
      <text:p text:style-name="Standard"/>
      <text:p text:style-name="Standard"><text:s text:c="40"/>// If remaining time is negative, set it to 0</text:p>
      <text:p text:style-name="Standard"><text:s text:c="40"/>const timeLeft = Math.max(0, remainingTime);</text:p>
      <text:p text:style-name="Standard"/>
      <text:p text:style-name="Standard"><text:s text:c="40"/>const remainingTimeDate = new Date(timeLeft);</text:p>
      <text:p text:style-name="Standard"><text:s text:c="40"/>const hours = ('0' + Math.floor(timeLeft / (1000 * 60 * 60))).slice(-2);</text:p>
      <text:p text:style-name="Standard"><text:s text:c="40"/>const minutes = ('0' + Math.floor((timeLeft % (1000 * 60 * 60)) / (1000 * 60))).slice(-2);</text:p>
      <text:p text:style-name="Standard"><text:s text:c="40"/>const seconds = ('0' + Math.floor((timeLeft % (1000 * 60)) / 1000)).slice(-2);</text:p>
      <text:p text:style-name="Standard"><text:s text:c="40"/>blockStatus = `${hours}:${minutes}:${seconds} <text:s/>`;</text:p>
      <text:p text:style-name="Standard"><text:s text:c="40"/>console.log(`Time Difference: ${hours}:${minutes}:${seconds} `);</text:p>
      <text:p text:style-name="Standard"><text:s text:c="36"/>}</text:p>
      <text:p text:style-name="Standard"><text:s text:c="32"/>}</text:p>
      <text:p text:style-name="Standard"><text:s text:c="32"/>let buttons = '';</text:p>
      <text:p text:style-name="Standard"><text:s text:c="32"/>if (canRelease) {</text:p>
      <text:p text:style-name="Standard"><text:soft-page-break/><text:s text:c="16"/>buttons += `</text:p>
      <text:p text:style-name="Standard"><text:s text:c="20"/>&lt;button type="button" class="btn btn-info btn-sm edit-btn" data-toggle="modal"</text:p>
      <text:p text:style-name="Standard"><text:s text:c="24"/>data-target="#visitDetailModal" data-team-id="${blockEntry.blocksId}"&gt;Release&lt;/button&gt;</text:p>
      <text:p text:style-name="Standard"><text:s text:c="16"/>`;</text:p>
      <text:p text:style-name="Standard"><text:s text:c="12"/>}</text:p>
      <text:p text:style-name="Standard"><text:s text:c="32"/>$(`#blockStatus_${blockEntry.blocksId}`).text(blockStatus);</text:p>
      <text:p text:style-name="Standard"/>
      <text:p text:style-name="Standard"><text:s text:c="32"/>$('#dataTable tbody').append(`</text:p>
      <text:p text:style-name="Standard"><text:s text:c="20"/>&lt;tr&gt; <text:s text:c="6"/></text:p>
      <text:p text:style-name="Standard"><text:s text:c="24"/>&lt;td&gt;${new Date(blockEntry.paidDate).toLocaleDateString()}&lt;/td&gt;</text:p>
      <text:p text:style-name="Standard"><text:s text:c="24"/>&lt;td&gt;${blockEntry.customerName}&lt;/td&gt;</text:p>
      <text:p text:style-name="Standard"><text:s text:c="24"/>&lt;td&gt;${blockEntry.mobileNumber}&lt;/td&gt; <text:s text:c="7"/></text:p>
      <text:p text:style-name="Standard"><text:s text:c="24"/>&lt;td&gt;${blockEntry.projectName}&lt;/td&gt;</text:p>
      <text:p text:style-name="Standard"><text:s text:c="24"/>&lt;td&gt;${blockEntry.blockEmpName}&lt;/td&gt;</text:p>
      <text:p text:style-name="Standard"><text:s text:c="24"/>&lt;td&gt;${blockEntry.plotNumber}&lt;/td&gt;</text:p>
      <text:p text:style-name="Standard"><text:s text:c="24"/>&lt;td&gt;${blockEntry.netAmount}&lt;/td&gt;</text:p>
      <text:p text:style-name="Standard"><text:s text:c="24"/>&lt;td&gt;${blockEntry.paidAmount}&lt;/td&gt;</text:p>
      <text:p text:style-name="Standard"><text:s text:c="24"/>&lt;td&gt;${blockStatus}&lt;/td&gt;</text:p>
      <text:p text:style-name="Standard"><text:s text:c="24"/>&lt;td&gt;</text:p>
      <text:p text:style-name="Standard"><text:s text:c="26"/>${buttons} <text:s text:c="5"/></text:p>
      <text:p text:style-name="Standard"><text:s text:c="24"/>&lt;/td&gt;</text:p>
      <text:p text:style-name="Standard"/>
      <text:p text:style-name="Standard"><text:s text:c="20"/>&lt;/tr&gt;</text:p>
      <text:p text:style-name="Standard"><text:s text:c="16"/>`);</text:p>
      <text:p text:style-name="Standard"/>
      <text:p text:style-name="Standard"><text:s text:c="28"/>});</text:p>
      <text:p text:style-name="Standard"><text:s text:c="24"/>},</text:p>
      <text:p text:style-name="Standard"><text:s text:c="24"/>error: function (xhr, status, error) {</text:p>
      <text:p text:style-name="Standard"><text:s text:c="28"/>console.error(xhr.responseText); // Log the error response</text:p>
      <text:p text:style-name="Standard"><text:s text:c="28"/>console.error(error); // Log the error message</text:p>
      <text:p text:style-name="Standard"><text:s text:c="28"/>// alert('Error fetching data from the server. Please try again later.'); // Display an error message to the user</text:p>
      <text:p text:style-name="Standard"><text:s text:c="24"/>}</text:p>
      <text:p text:style-name="Standard"><text:s text:c="20"/>});</text:p>
      <text:p text:style-name="Standard"><text:s text:c="16"/>}</text:p>
      <text:p text:style-name="Standard"><text:s text:c="16"/>else</text:p>
      <text:p text:style-name="Standard">{</text:p>
      <text:p text:style-name="Standard"><text:s text:c="4"/>$.ajax({</text:p>
      <text:p text:style-name="Standard"><text:s text:c="4"/>url: `https://aishalaya.rosemallowtech.com:8080/api/blocks/companyAndTeamId/${companyId}/${teamIdFromLocalStorage}`,</text:p>
      <text:p text:style-name="Standard"><text:s text:c="4"/>type: 'GET',</text:p>
      <text:p text:style-name="Standard"><text:s text:c="4"/>dataType: 'json',</text:p>
      <text:p text:style-name="Standard"><text:s text:c="4"/>headers: {</text:p>
      <text:p text:style-name="Standard"><text:s text:c="8"/>'Authorization': accessToken,</text:p>
      <text:p text:style-name="Standard"><text:s text:c="4"/>},</text:p>
      <text:p text:style-name="Standard"><text:s text:c="4"/>success: function (blockData) {</text:p>
      <text:p text:style-name="Standard"><text:s text:c="8"/>$('#dataTable tbody').empty();</text:p>
      <text:p text:style-name="Standard"><text:s text:c="8"/>console.log('Data fetched successfully:', blockData);</text:p>
      <text:p text:style-name="Standard"><text:s text:c="8"/></text:p>
      <text:p text:style-name="Standard"><text:s text:c="8"/>blockData.forEach(blockEntry =&gt; {</text:p>
      <text:p text:style-name="Standard"><text:s text:c="12"/>const fortyEightHoursAgo = new Date().getTime() - 48 * 60 * 60 * 1000;</text:p>
      <text:p text:style-name="Standard"><text:soft-page-break/><text:s text:c="12"/>let blockStatus = '';</text:p>
      <text:p text:style-name="Standard"/>
      <text:p text:style-name="Standard"><text:s text:c="12"/>if (blockEntry.paidAmount &gt; 0) {</text:p>
      <text:p text:style-name="Standard"><text:s text:c="16"/>blockStatus = 'Permanent';</text:p>
      <text:p text:style-name="Standard"><text:s text:c="12"/>} else {</text:p>
      <text:p text:style-name="Standard"><text:s text:c="16"/>const blockedDate = new Date(blockEntry.paidDate);</text:p>
      <text:p text:style-name="Standard"><text:s text:c="16"/>const currentDate = new Date();</text:p>
      <text:p text:style-name="Standard"><text:s text:c="16"/>const timeDifference = currentDate.getTime() - blockedDate.getTime();</text:p>
      <text:p text:style-name="Standard"/>
      <text:p text:style-name="Standard"><text:s text:c="16"/>if (timeDifference &gt;= 48 * 60 * 60 * 1000) {</text:p>
      <text:p text:style-name="Standard"><text:s text:c="20"/>console.log(blockEntry.blocksId);</text:p>
      <text:p text:style-name="Standard"><text:s text:c="20"/>releaseBlock(blockEntry.blocksId);</text:p>
      <text:p text:style-name="Standard"><text:s text:c="16"/>} else {</text:p>
      <text:p text:style-name="Standard"><text:s text:c="20"/>const remainingTime = blockedDate.getTime() + (48 * 60 * 60 * 1000) - currentDate.getTime();</text:p>
      <text:p text:style-name="Standard"><text:s text:c="20"/>const timeLeft = Math.max(0, remainingTime);</text:p>
      <text:p text:style-name="Standard"><text:s text:c="20"/>const hours = ('0' + Math.floor(timeLeft / (1000 * 60 * 60))).slice(-2);</text:p>
      <text:p text:style-name="Standard"><text:s text:c="20"/>const minutes = ('0' + Math.floor((timeLeft % (1000 * 60 * 60)) / (1000 * 60))).slice(-2);</text:p>
      <text:p text:style-name="Standard"><text:s text:c="20"/>const seconds = ('0' + Math.floor((timeLeft % (1000 * 60)) / 1000)).slice(-2);</text:p>
      <text:p text:style-name="Standard"><text:s text:c="20"/>blockStatus = `${hours}:${minutes}:${seconds}`;</text:p>
      <text:p text:style-name="Standard"><text:s text:c="19"/>// console.log(Time Difference: ${hours}:${minutes}:${seconds});</text:p>
      <text:p text:style-name="Standard"><text:s text:c="16"/>}</text:p>
      <text:p text:style-name="Standard"><text:s text:c="12"/>}</text:p>
      <text:p text:style-name="Standard"/>
      <text:p text:style-name="Standard"><text:s text:c="12"/>$(`#blockStatus_${blockEntry.blocksId}`).text(blockStatus);</text:p>
      <text:p text:style-name="Standard"/>
      <text:p text:style-name="Standard"><text:s text:c="12"/>$('#dataTable tbody').append(`</text:p>
      <text:p text:style-name="Standard"><text:s text:c="16"/>&lt;tr&gt;</text:p>
      <text:p text:style-name="Standard"><text:s text:c="20"/>&lt;td&gt;${new Date(blockEntry.paidDate).toLocaleDateString()}&lt;/td&gt;</text:p>
      <text:p text:style-name="Standard"><text:s text:c="20"/>&lt;td&gt;${blockEntry.customerName}&lt;/td&gt;</text:p>
      <text:p text:style-name="Standard"><text:s text:c="20"/>&lt;td&gt;${blockEntry.mobileNumber}&lt;/td&gt;</text:p>
      <text:p text:style-name="Standard"><text:s text:c="20"/>&lt;td&gt;${blockEntry.projectName}&lt;/td&gt;</text:p>
      <text:p text:style-name="Standard"><text:s text:c="20"/>&lt;td&gt;${blockEntry.blockEmpName}&lt;/td&gt;</text:p>
      <text:p text:style-name="Standard"><text:s text:c="20"/>&lt;td&gt;${blockEntry.plotNumber}&lt;/td&gt;</text:p>
      <text:p text:style-name="Standard"><text:s text:c="20"/>&lt;td&gt;${blockEntry.netAmount}&lt;/td&gt;</text:p>
      <text:p text:style-name="Standard"><text:s text:c="20"/>&lt;td&gt;${blockEntry.paidAmount}&lt;/td&gt;</text:p>
      <text:p text:style-name="Standard"><text:s text:c="20"/>&lt;td&gt;${blockStatus}&lt;/td&gt;</text:p>
      <text:p text:style-name="Standard"><text:s text:c="20"/>&lt;td&gt;</text:p>
      <text:p text:style-name="Standard"><text:s text:c="24"/>&lt;button type="button" class="btn btn-info btn-sm edit-btn" data-toggle="modal" data-target="#visitDetailModal" data-visit-id="${blockEntry.blocksId}"&gt;Release&lt;/button&gt;</text:p>
      <text:p text:style-name="Standard"><text:s text:c="20"/>&lt;/td&gt;</text:p>
      <text:p text:style-name="Standard"><text:s text:c="16"/>&lt;/tr&gt;</text:p>
      <text:p text:style-name="Standard"><text:s text:c="12"/>`);</text:p>
      <text:p text:style-name="Standard"><text:s text:c="8"/>});</text:p>
      <text:p text:style-name="Standard"><text:s text:c="4"/>},</text:p>
      <text:p text:style-name="Standard"><text:s text:c="4"/>error: function (xhr, status, error) {</text:p>
      <text:p text:style-name="Standard"><text:s text:c="8"/>console.error('AJAX Error:', xhr.responseText);</text:p>
      <text:p text:style-name="Standard"><text:s text:c="8"/>console.error('Status:', status);</text:p>
      <text:p text:style-name="Standard"><text:s text:c="8"/>console.error('Error:', error);</text:p>
      <text:p text:style-name="Standard"><text:s text:c="4"/>}</text:p>
      <text:p text:style-name="Standard">});</text:p>
      <text:p text:style-name="Standard"><text:soft-page-break/>}</text:p>
      <text:p text:style-name="Standard"><text:s text:c="16"/>}</text:p>
      <text:p text:style-name="Standard"><text:s text:c="16"/>// Call the function to populate visit details when the page loads</text:p>
      <text:p text:style-name="Standard"><text:s text:c="16"/>$(document).ready(function () {</text:p>
      <text:p text:style-name="Standard"><text:s text:c="20"/>populateVisitDetails();</text:p>
      <text:p text:style-name="Standard"><text:s text:c="20"/>setInterval(populateVisitDetails, 1000);</text:p>
      <text:p text:style-name="Standard"><text:s text:c="16"/>});</text:p>
      <text:p text:style-name="Standard"/>
      <text:p text:style-name="Standard"><text:s text:c="16"/>var currentCompanyId;</text:p>
      <text:p text:style-name="Standard"/>
      <text:p text:style-name="Standard"><text:s text:c="16"/>$(document).on('click', '.view-btn', function () {</text:p>
      <text:p text:style-name="Standard"><text:s text:c="20"/>currentCompanyId = $(this).data('company-id');</text:p>
      <text:p text:style-name="Standard"><text:s text:c="20"/>var visitId = $(this).data('company-id');</text:p>
      <text:p text:style-name="Standard"><text:s text:c="20"/>const accessToken = localStorage.getItem('accessToken');</text:p>
      <text:p text:style-name="Standard"><text:s text:c="20"/>$.ajax({</text:p>
      <text:p text:style-name="Standard"><text:s text:c="24"/>url: 'https://aishalaya.rosemallowtech.com:8080/api/visit/getVisitDetailsById/' + visitId,</text:p>
      <text:p text:style-name="Standard"><text:s text:c="24"/>type: 'GET',</text:p>
      <text:p text:style-name="Standard"><text:s text:c="24"/>dataType: 'json',</text:p>
      <text:p text:style-name="Standard"><text:s text:c="24"/>headers: {</text:p>
      <text:p text:style-name="Standard"><text:s text:c="28"/>'Content-Type': 'application/json',</text:p>
      <text:p text:style-name="Standard"><text:s text:c="28"/>'Authorization': accessToken,</text:p>
      <text:p text:style-name="Standard"><text:s text:c="24"/>},</text:p>
      <text:p text:style-name="Standard"><text:s text:c="24"/>success: function (visitData) {</text:p>
      <text:p text:style-name="Standard"><text:s text:c="28"/>console.log(visitData);</text:p>
      <text:p text:style-name="Standard"/>
      <text:p text:style-name="Standard"><text:s text:c="28"/>document.body.scrollTop = 0; // For Safari</text:p>
      <text:p text:style-name="Standard"><text:s text:c="28"/>document.documentElement.scrollTop = 0; // For Chrome, Firefox, IE, and Opera</text:p>
      <text:p text:style-name="Standard"/>
      <text:p text:style-name="Standard"><text:s text:c="28"/>$('#companyModal').modal('show');</text:p>
      <text:p text:style-name="Standard"/>
      <text:p text:style-name="Standard"><text:s text:c="24"/>},</text:p>
      <text:p text:style-name="Standard"><text:s text:c="24"/>error: function (xhr, status, error) {</text:p>
      <text:p text:style-name="Standard"><text:s text:c="28"/>console.error(xhr.responseText);</text:p>
      <text:p text:style-name="Standard"><text:s text:c="28"/>console.error(error);</text:p>
      <text:p text:style-name="Standard"><text:s text:c="28"/>// <text:s text:c="2"/>alert('Error fetching company details. Please try again later.');</text:p>
      <text:p text:style-name="Standard"><text:s text:c="24"/>}</text:p>
      <text:p text:style-name="Standard"><text:s text:c="20"/>});</text:p>
      <text:p text:style-name="Standard"/>
      <text:p text:style-name="Standard"><text:s text:c="16"/>});</text:p>
      <text:p text:style-name="Standard"/>
      <text:p text:style-name="Standard"/>
      <text:p text:style-name="Standard"/>
      <text:p text:style-name="Standard"/>
      <text:p text:style-name="Standard"><text:s text:c="16"/>$(document).ready(function () {</text:p>
      <text:p text:style-name="Standard"><text:s text:c="20"/>$('#mobileNumber').on('input', function () {</text:p>
      <text:p text:style-name="Standard"><text:s text:c="24"/>var mobileNumber = $(this).val();</text:p>
      <text:p text:style-name="Standard"/>
      <text:p text:style-name="Standard"><text:s text:c="24"/>// Check if the input contains letters</text:p>
      <text:p text:style-name="Standard"><text:s text:c="24"/>if (/[a-zA-Z]/.test(mobileNumber)) {</text:p>
      <text:p text:style-name="Standard"><text:s text:c="28"/>alert('Please enter digits only.');</text:p>
      <text:p text:style-name="Standard"><text:s text:c="28"/>mobileNumber = mobileNumber.replace(/[a-zA-Z]/g, '');</text:p>
      <text:p text:style-name="Standard"><text:soft-page-break/><text:s text:c="24"/>}</text:p>
      <text:p text:style-name="Standard"/>
      <text:p text:style-name="Standard"><text:s text:c="24"/>// Remove any non-digit characters</text:p>
      <text:p text:style-name="Standard"><text:s text:c="24"/>mobileNumber = mobileNumber.replace(/\D/g, '');</text:p>
      <text:p text:style-name="Standard"/>
      <text:p text:style-name="Standard"><text:s text:c="24"/>// Limit to 12 digits</text:p>
      <text:p text:style-name="Standard"><text:s text:c="24"/>if (mobileNumber.length &gt; 12) {</text:p>
      <text:p text:style-name="Standard"><text:s text:c="28"/>alert('Please enter a maximum of 12 digits.');</text:p>
      <text:p text:style-name="Standard"><text:s text:c="28"/>mobileNumber = mobileNumber.substr(0, 12);</text:p>
      <text:p text:style-name="Standard"><text:s text:c="24"/>}</text:p>
      <text:p text:style-name="Standard"/>
      <text:p text:style-name="Standard"><text:s text:c="24"/>$(this).val(mobileNumber);</text:p>
      <text:p text:style-name="Standard"><text:s text:c="20"/>});</text:p>
      <text:p text:style-name="Standard"><text:s text:c="16"/>});</text:p>
      <text:p text:style-name="Standard"/>
      <text:p text:style-name="Standard"><text:s text:c="16"/>$(document).ready(function () {</text:p>
      <text:p text:style-name="Standard"><text:s text:c="20"/>$('#phoneNumber').on('input', function () {</text:p>
      <text:p text:style-name="Standard"><text:s text:c="24"/>var phoneNumber = $(this).val();</text:p>
      <text:p text:style-name="Standard"/>
      <text:p text:style-name="Standard"><text:s text:c="24"/>// Check if the input contains letters</text:p>
      <text:p text:style-name="Standard"><text:s text:c="24"/>if (/[a-zA-Z]/.test(phoneNumber)) {</text:p>
      <text:p text:style-name="Standard"><text:s text:c="28"/>alert('Please enter digits only.');</text:p>
      <text:p text:style-name="Standard"><text:s text:c="28"/>phoneNumber = phoneNumber.replace(/[a-zA-Z]/g, '');</text:p>
      <text:p text:style-name="Standard"><text:s text:c="24"/>}</text:p>
      <text:p text:style-name="Standard"/>
      <text:p text:style-name="Standard"><text:s text:c="24"/>// Remove any non-digit characters</text:p>
      <text:p text:style-name="Standard"><text:s text:c="24"/>phoneNumber = phoneNumber.replace(/\D/g, '');</text:p>
      <text:p text:style-name="Standard"/>
      <text:p text:style-name="Standard"><text:s text:c="24"/>// Limit to 12 digits</text:p>
      <text:p text:style-name="Standard"><text:s text:c="24"/>if (phoneNumber.length &gt; 12) {</text:p>
      <text:p text:style-name="Standard"><text:s text:c="28"/>alert('Please enter a maximum of 12 digits.');</text:p>
      <text:p text:style-name="Standard"><text:s text:c="28"/>phoneNumber = phoneNumber.substr(0, 12);</text:p>
      <text:p text:style-name="Standard"><text:s text:c="24"/>}</text:p>
      <text:p text:style-name="Standard"/>
      <text:p text:style-name="Standard"><text:s text:c="24"/>$(this).val(phoneNumber);</text:p>
      <text:p text:style-name="Standard"><text:s text:c="20"/>});</text:p>
      <text:p text:style-name="Standard"><text:s text:c="16"/>});</text:p>
      <text:p text:style-name="Standard"/>
      <text:p text:style-name="Standard"><text:s text:c="16"/>$(document).ready(function () {</text:p>
      <text:p text:style-name="Standard"><text:s text:c="20"/>$('#customerName, #customerName1,#city,#district,#state').on('input', function () {</text:p>
      <text:p text:style-name="Standard"><text:s text:c="24"/>var inputValue = $(this).val();</text:p>
      <text:p text:style-name="Standard"><text:s text:c="24"/>// Check if the input contains any numeric characters</text:p>
      <text:p text:style-name="Standard"><text:s text:c="24"/>if (/\d/.test(inputValue)) {</text:p>
      <text:p text:style-name="Standard"><text:s text:c="28"/>alert('Please enter alphabetic characters only.');</text:p>
      <text:p text:style-name="Standard"><text:s text:c="28"/>// Remove the numeric characters</text:p>
      <text:p text:style-name="Standard"><text:s text:c="28"/>$(this).val(inputValue.replace(/\d/g, ''));</text:p>
      <text:p text:style-name="Standard"><text:s text:c="24"/>}</text:p>
      <text:p text:style-name="Standard"><text:s text:c="24"/>if (inputValue.length &gt; 50) {</text:p>
      <text:p text:style-name="Standard"><text:s text:c="28"/>alert('Maximum length exceeded. Please enter up to 50 characters.');</text:p>
      <text:p text:style-name="Standard"><text:s text:c="28"/>// Trim the input to the maximum length</text:p>
      <text:p text:style-name="Standard"><text:s text:c="28"/>$(this).val(inputValue.slice(0, 50));</text:p>
      <text:p text:style-name="Standard"><text:s text:c="24"/>}</text:p>
      <text:p text:style-name="Standard"><text:soft-page-break/><text:s text:c="20"/>});</text:p>
      <text:p text:style-name="Standard"><text:s text:c="16"/>});</text:p>
      <text:p text:style-name="Standard"/>
      <text:p text:style-name="Standard"/>
      <text:p text:style-name="Standard"/>
      <text:p text:style-name="Standard"><text:s text:c="16"/>$(document).ready(function () {</text:p>
      <text:p text:style-name="Standard"><text:s text:c="20"/>$('#driver').on('input', function () {</text:p>
      <text:p text:style-name="Standard"><text:s text:c="24"/>var inputValue = $(this).val();</text:p>
      <text:p text:style-name="Standard"><text:s text:c="24"/>// Check if the input contains any numeric characters</text:p>
      <text:p text:style-name="Standard"><text:s text:c="24"/>if (/\d/.test(inputValue)) {</text:p>
      <text:p text:style-name="Standard"><text:s text:c="28"/>alert('Please enter alphabetic characters only.');</text:p>
      <text:p text:style-name="Standard"><text:s text:c="28"/>// Remove the numeric characters</text:p>
      <text:p text:style-name="Standard"><text:s text:c="28"/>$(this).val(inputValue.replace(/\d/g, ''));</text:p>
      <text:p text:style-name="Standard"><text:s text:c="24"/>}</text:p>
      <text:p text:style-name="Standard"/>
      <text:p text:style-name="Standard"><text:s text:c="24"/>if (inputValue.length &gt; 50) {</text:p>
      <text:p text:style-name="Standard"><text:s text:c="28"/>alert('Maximum length exceeded. Please enter up to 50 characters.');</text:p>
      <text:p text:style-name="Standard"><text:s text:c="28"/>// Trim the input to the maximum length</text:p>
      <text:p text:style-name="Standard"><text:s text:c="28"/>$(this).val(inputValue.slice(0, 50));</text:p>
      <text:p text:style-name="Standard"><text:s text:c="24"/>}</text:p>
      <text:p text:style-name="Standard"><text:s text:c="20"/>});</text:p>
      <text:p text:style-name="Standard"><text:s text:c="16"/>});</text:p>
      <text:p text:style-name="Standard"/>
      <text:p text:style-name="Standard"><text:s text:c="16"/>$(document).ready(function () {</text:p>
      <text:p text:style-name="Standard"><text:s text:c="20"/>$('#startingKms,#endKms').on('input', function () {</text:p>
      <text:p text:style-name="Standard"><text:s text:c="24"/>var startingKms = $(this).val();</text:p>
      <text:p text:style-name="Standard"><text:s text:c="24"/>// Check if input contains any non-numeric or non-decimal characters</text:p>
      <text:p text:style-name="Standard"><text:s text:c="24"/>if (/[^0-9.]/.test(startingKms)) {</text:p>
      <text:p text:style-name="Standard"><text:s text:c="28"/>alert('Please enter numbers only.');</text:p>
      <text:p text:style-name="Standard"><text:s text:c="28"/>// Remove non-numeric and non-decimal characters</text:p>
      <text:p text:style-name="Standard"><text:s text:c="28"/>startingKms = startingKms.replace(/[^0-9.]/g, '');</text:p>
      <text:p text:style-name="Standard"><text:s text:c="28"/>$(this).val(startingKms);</text:p>
      <text:p text:style-name="Standard"><text:s text:c="24"/>}</text:p>
      <text:p text:style-name="Standard"/>
      <text:p text:style-name="Standard"/>
      <text:p text:style-name="Standard"><text:s text:c="20"/>});</text:p>
      <text:p text:style-name="Standard"><text:s text:c="16"/>});</text:p>
      <text:p text:style-name="Standard"/>
      <text:p text:style-name="Standard"><text:s text:c="16"/>$(document).ready(function () {</text:p>
      <text:p text:style-name="Standard"><text:s text:c="20"/>$('#postalCode').on('input', function () {</text:p>
      <text:p text:style-name="Standard"><text:s text:c="24"/>var postalCode = $(this).val();</text:p>
      <text:p text:style-name="Standard"><text:s text:c="24"/>// Check if input contains non-numeric characters or more than 6 digits</text:p>
      <text:p text:style-name="Standard"><text:s text:c="24"/>if (/\D/.test(postalCode) || postalCode.length &gt; 6) {</text:p>
      <text:p text:style-name="Standard"><text:s text:c="28"/>alert('Please enter exactly 6 digits.');</text:p>
      <text:p text:style-name="Standard"><text:s text:c="28"/>// Remove non-numeric characters and extra digits</text:p>
      <text:p text:style-name="Standard"><text:s text:c="28"/>postalCode = postalCode.replace(/\D/g, '').substr(0, 6);</text:p>
      <text:p text:style-name="Standard"><text:s text:c="28"/>$(this).val(postalCode);</text:p>
      <text:p text:style-name="Standard"><text:s text:c="24"/>}</text:p>
      <text:p text:style-name="Standard"><text:s text:c="20"/>});</text:p>
      <text:p text:style-name="Standard"><text:s text:c="16"/>});</text:p>
      <text:p text:style-name="Standard"/>
      <text:p text:style-name="Standard"/>
      <text:p text:style-name="Standard"><text:soft-page-break/><text:s text:c="16"/>$(document).ready(function () {</text:p>
      <text:p text:style-name="Standard"><text:s text:c="20"/>$('#location,#address,streetName,employeeType,#workPlace,#area,#vehicleType').on('input', function () {</text:p>
      <text:p text:style-name="Standard"><text:s text:c="24"/>var inputValue = $(this).val();</text:p>
      <text:p text:style-name="Standard"><text:s text:c="24"/>// Check if the input contains any numeric characters</text:p>
      <text:p text:style-name="Standard"/>
      <text:p text:style-name="Standard"/>
      <text:p text:style-name="Standard"><text:s text:c="24"/>// Check if the input length exceeds the limit</text:p>
      <text:p text:style-name="Standard"><text:s text:c="24"/>if (inputValue.length &gt; 100) {</text:p>
      <text:p text:style-name="Standard"><text:s text:c="28"/>alert('Maximum length exceeded. Please enter up to 50 characters.');</text:p>
      <text:p text:style-name="Standard"><text:s text:c="28"/>// Trim the input to the maximum length</text:p>
      <text:p text:style-name="Standard"><text:s text:c="28"/>$(this).val(inputValue.slice(0, 100));</text:p>
      <text:p text:style-name="Standard"/>
      <text:p text:style-name="Standard"><text:s text:c="24"/>}</text:p>
      <text:p text:style-name="Standard"><text:s text:c="20"/>});</text:p>
      <text:p text:style-name="Standard"><text:s text:c="16"/>});</text:p>
      <text:p text:style-name="Standard"/>
      <text:p text:style-name="Standard"><text:s text:c="16"/>$(document).ready(function () {</text:p>
      <text:p text:style-name="Standard"><text:s text:c="20"/>$('#photo').on('change', function (event) {</text:p>
      <text:p text:style-name="Standard"><text:s text:c="24"/>var input = event.target;</text:p>
      <text:p text:style-name="Standard"><text:s text:c="24"/>if (input.files &amp;&amp; input.files[0]) {</text:p>
      <text:p text:style-name="Standard"><text:s text:c="28"/>var reader = new FileReader();</text:p>
      <text:p text:style-name="Standard"><text:s text:c="28"/>reader.onload = function (e) {</text:p>
      <text:p text:style-name="Standard"><text:s text:c="32"/>var image = new Image();</text:p>
      <text:p text:style-name="Standard"><text:s text:c="32"/>image.src = e.target.result;</text:p>
      <text:p text:style-name="Standard"><text:s text:c="32"/>image.onload = function () {</text:p>
      <text:p text:style-name="Standard"><text:s text:c="36"/>if (!input.files[0].type.match('image/jpeg')) {</text:p>
      <text:p text:style-name="Standard"><text:s text:c="40"/>alert('Please select a JPG image.');</text:p>
      <text:p text:style-name="Standard"><text:s text:c="40"/>input.value = ''; // Clear the input</text:p>
      <text:p text:style-name="Standard"><text:s text:c="36"/>}</text:p>
      <text:p text:style-name="Standard"><text:s text:c="32"/>};</text:p>
      <text:p text:style-name="Standard"><text:s text:c="32"/>image.onerror = function () {</text:p>
      <text:p text:style-name="Standard"><text:s text:c="36"/>alert('Please select a IMG/JPG formatted image.');</text:p>
      <text:p text:style-name="Standard"><text:s text:c="36"/>input.value = '';</text:p>
      <text:p text:style-name="Standard"><text:s text:c="32"/>};</text:p>
      <text:p text:style-name="Standard"><text:s text:c="28"/>};</text:p>
      <text:p text:style-name="Standard"><text:s text:c="28"/>reader.readAsDataURL(input.files[0]);</text:p>
      <text:p text:style-name="Standard"><text:s text:c="24"/>}</text:p>
      <text:p text:style-name="Standard"><text:s text:c="20"/>});</text:p>
      <text:p text:style-name="Standard"><text:s text:c="16"/>}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6"/>// console.log(companyData,'new');</text:p>
      <text:p text:style-name="Standard"><text:s text:c="16"/>//console.log('Cab Element:', document.getElementById('cab'));</text:p>
      <text:p text:style-name="Standard"><text:s text:c="16"/>//console.log('Driver Element:', document.getElementById('driver'));</text:p>
      <text:p text:style-name="Standard"><text:soft-page-break/></text:p>
      <text:p text:style-name="Standard"/>
      <text:p text:style-name="Standard"><text:s text:c="12"/>});</text:p>
      <text:p text:style-name="Standard"/>
      <text:p text:style-name="Standard"/>
      <text:p text:style-name="Standard"><text:s text:c="8"/>&lt;/script&gt;</text:p>
      <text:p text:style-name="Standard"><text:s text:c="8"/>&lt;!-- plugins:js --&gt;</text:p>
      <text:p text:style-name="Standard"><text:s text:c="8"/>&lt;script src="../../assets/vendors/js/vendor.bundle.base.js"&gt;&lt;/script&gt;</text:p>
      <text:p text:style-name="Standard"><text:s text:c="8"/>&lt;!-- endinject --&gt;</text:p>
      <text:p text:style-name="Standard"><text:s text:c="8"/>&lt;!-- Plugin js for this page --&gt;</text:p>
      <text:p text:style-name="Standard"><text:s text:c="8"/>&lt;script src="../../assets/vendors/chart.js/Chart.min.js"&gt;&lt;/script&gt;</text:p>
      <text:p text:style-name="Standard"><text:s text:c="8"/>&lt;!-- End plugin js for this page --&gt;</text:p>
      <text:p text:style-name="Standard"><text:s text:c="8"/>&lt;!-- inject:js --&gt;</text:p>
      <text:p text:style-name="Standard"><text:s text:c="8"/>&lt;script src="../../assets/js/off-canvas.js"&gt;&lt;/script&gt;</text:p>
      <text:p text:style-name="Standard"><text:s text:c="8"/>&lt;script src="../../assets/js/hoverable-collapse.js"&gt;&lt;/script&gt;</text:p>
      <text:p text:style-name="Standard"><text:s text:c="8"/>&lt;!-- &lt;script src="../../assets/js/pagination.js"&gt;&lt;/script&gt; --&gt;</text:p>
      <text:p text:style-name="Standard"><text:s text:c="8"/>&lt;script src="../../assets/js/menu_active.js"&gt;&lt;/script&gt;</text:p>
      <text:p text:style-name="Standard"><text:s text:c="8"/>&lt;script src="../../assets/js/misc.js"&gt;&lt;/script&gt;</text:p>
      <text:p text:style-name="Standard"><text:s text:c="8"/>&lt;!-- endinject --&gt;</text:p>
      <text:p text:style-name="Standard"><text:s text:c="8"/>&lt;!-- Custom js for this page --&gt;</text:p>
      <text:p text:style-name="Standard"><text:s text:c="8"/>&lt;script src="../../assets/js/chart.js"&gt;&lt;/script&gt;</text:p>
      <text:p text:style-name="Standard"><text:s text:c="8"/>&lt;!-- End custom js for this page --&gt;</text:p>
      <text:p text:style-name="Standard">&lt;/body&gt;</text:p>
      <text:p text:style-name="Standard"/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2T13:28:10.036660152</meta:creation-date>
    <dc:date>2024-08-12T13:28:22.580236923</dc:date>
    <meta:editing-duration>PT13S</meta:editing-duration>
    <meta:editing-cycles>1</meta:editing-cycles>
    <meta:document-statistic meta:table-count="0" meta:image-count="0" meta:object-count="0" meta:page-count="29" meta:paragraph-count="1215" meta:word-count="3908" meta:character-count="72818" meta:non-whitespace-character-count="35560"/>
    <meta:generator>LibreOffice/6.4.7.2$Linux_X86_64 LibreOffice_project/40$Build-2</meta:generator>
  </office:meta>
</office:document-meta>
</file>